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dash" draw:stroke-dash="Мой_20_штрих" draw:fill="solid" draw:fill-color="#c0c0c0" draw:textarea-horizontal-align="center" draw:textarea-vertical-align="bottom"/>
    </style:style>
    <style:style style:name="gr4" style:family="graphic" style:parent-style-name="standard">
      <style:graphic-properties draw:fill="solid" draw:fill-color="#23ff23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</style:style>
    <style:style style:name="gr10" style:family="graphic" style:parent-style-name="standard">
      <style:graphic-properties draw:stroke="dash" draw:stroke-dash="Мой_20_штрих" draw:fill="none" draw:textarea-horizontal-align="left" draw:textarea-vertical-align="top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99" draw:textarea-horizontal-align="center" draw:textarea-vertical-align="middle"/>
    </style:style>
    <style:style style:name="gr14" style:family="graphic" style:parent-style-name="standard">
      <style:graphic-properties draw:fill="none" draw:fill-color="#23ff23" draw:textarea-horizontal-align="center" draw:textarea-vertical-align="middle"/>
    </style:style>
    <style:style style:name="gr15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6" style:family="graphic" style:parent-style-name="standard">
      <style:graphic-properties draw:stroke="dash" draw:stroke-dash="Мой_20_штрих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8" style:family="graphic" style:parent-style-name="standard">
      <style:graphic-properties draw:fill="solid" draw:fill-color="#ffffcc" draw:textarea-horizontal-align="center" draw:textarea-vertical-align="middle"/>
    </style:style>
    <style:style style:name="gr19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dash" draw:stroke-dash="Мой_20_штрих" draw:fill="none" draw:textarea-horizontal-align="center" draw:textarea-vertical-align="bottom"/>
    </style:style>
    <style:style style:name="gr22" style:family="graphic" style:parent-style-name="standard">
      <style:graphic-properties svg:stroke-width="0.2cm" svg:stroke-color="#ff0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fill="none" draw:fill-color="#ffffcc" draw:textarea-horizontal-align="center" draw:textarea-vertical-align="middle"/>
    </style:style>
    <style:style style:name="gr25" style:family="graphic" style:parent-style-name="standard">
      <style:graphic-properties draw:fill="none" draw:textarea-horizontal-align="center" draw:textarea-vertical-align="middle"/>
    </style:style>
    <style:style style:name="pr1" style:family="presentation" style:parent-style-name="Обычный-title">
      <style:graphic-properties draw:fill-color="#ffffff" draw:auto-grow-height="true" fo:min-height="10.5cm"/>
    </style:style>
    <style:style style:name="pr2" style:family="presentation" style:parent-style-name="Обычный-subtitle">
      <style:graphic-properties draw:fill-color="#ffffff" draw:auto-grow-height="true" fo:min-height="7.774cm"/>
    </style:style>
    <style:style style:name="pr3" style:family="presentation" style:parent-style-name="Обычный-notes">
      <style:graphic-properties draw:fill-color="#ffffff" fo:min-height="13.114cm"/>
    </style:style>
    <style:style style:name="pr4" style:family="presentation" style:parent-style-name="Обычный-title">
      <style:graphic-properties draw:fill-color="#ffffff" draw:auto-grow-height="true" fo:min-height="3.507cm"/>
    </style:style>
    <style:style style:name="pr5" style:family="presentation" style:parent-style-name="Обычный-outline1">
      <style:graphic-properties draw:fill-color="#ffffff" fo:min-height="13.609cm"/>
    </style:style>
    <style:style style:name="pr6" style:family="presentation" style:parent-style-name="Обычный-title">
      <style:graphic-properties draw:fill-color="#ffffff" fo:min-height="3.256cm"/>
    </style:style>
    <style:style style:name="pr7" style:family="presentation" style:parent-style-name="Обычный-outline1">
      <style:graphic-properties draw:fill-color="#ffffff" fo:min-height="11.586cm"/>
    </style:style>
    <style:style style:name="pr8" style:family="presentation" style:parent-style-name="Обычный-outline1">
      <style:graphic-properties draw:fill-color="#ffffff" fo:min-height="15.586cm"/>
    </style:style>
    <style:style style:name="pr9" style:family="presentation" style:parent-style-name="Обычный-outline1">
      <style:graphic-properties draw:fill-color="#ffffff" fo:min-height="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8pt"/>
    </style:style>
    <style:style style:name="P3" style:family="paragraph">
      <style:paragraph-properties fo:margin-left="1.2cm" fo:margin-right="0cm" fo:text-align="end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1.2cm" fo:margin-right="0cm" text:enable-numbering="true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cm" fo:margin-right="0cm" fo:text-align="center" fo:text-indent="0cm"/>
      <style:text-properties fo:font-size="26pt"/>
    </style:style>
    <style:style style:name="P12" style:family="paragraph">
      <style:paragraph-properties fo:margin-left="0cm" fo:margin-right="0cm" fo:text-align="center" fo:text-indent="0cm"/>
      <style:text-properties fo:font-size="18pt" fo:font-weight="bold"/>
    </style:style>
    <style:style style:name="P13" style:family="paragraph">
      <style:paragraph-properties fo:margin-left="0cm" fo:margin-right="0cm" fo:text-align="center" fo:text-indent="0cm"/>
      <style:text-properties fo:font-size="18pt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0cm" fo:margin-right="0cm" fo:text-align="center" fo:text-indent="0cm"/>
      <style:text-properties fo:font-size="26pt" fo:font-weight="bold"/>
    </style:style>
    <style:style style:name="P17" style:family="paragraph">
      <style:paragraph-properties fo:margin-left="0cm" fo:margin-right="0cm" fo:text-indent="0cm"/>
      <style:text-properties fo:font-family="'Courier New'" style:font-family-generic="modern" style:font-pitch="fixed" fo:font-size="40pt"/>
    </style:style>
    <style:style style:name="P18" style:family="paragraph">
      <style:paragraph-properties fo:margin-left="0cm" fo:margin-right="0cm" fo:text-indent="0cm"/>
      <style:text-properties fo:font-size="40pt"/>
    </style:style>
    <style:style style:name="P19" style:family="paragraph">
      <style:paragraph-properties fo:margin-left="0cm" fo:margin-right="0cm" fo:text-align="center" fo:text-indent="0cm"/>
      <style:text-properties fo:color="#ff0000" fo:font-size="22pt"/>
    </style:style>
    <style:style style:name="P20" style:family="paragraph">
      <style:paragraph-properties fo:margin-left="0cm" fo:margin-right="0cm" fo:text-align="center" fo:text-indent="0cm"/>
      <style:text-properties fo:color="#ff0000" fo:font-size="22pt" fo:text-shadow="none" fo:font-weight="bold"/>
    </style:style>
    <style:style style:name="P21" style:family="paragraph">
      <style:paragraph-properties fo:margin-left="0cm" fo:margin-right="0cm" fo:text-align="center" fo:text-indent="0cm"/>
      <style:text-properties fo:color="#ff0000"/>
    </style:style>
    <style:style style:name="P22" style:family="paragraph">
      <style:paragraph-properties fo:margin-left="1.2cm" fo:margin-right="0cm" fo:line-height="79%" text:enable-numbering="false" fo:text-indent="-0.9cm"/>
      <style:text-properties fo:font-size="32pt"/>
    </style:style>
    <style:style style:name="P23" style:family="paragraph">
      <style:paragraph-properties fo:margin-left="2.4cm" fo:margin-right="0cm" fo:line-height="79%" text:enable-numbering="false" fo:text-indent="-0.8cm"/>
      <style:text-properties fo:font-size="32pt"/>
    </style:style>
    <style:style style:name="P24" style:family="paragraph">
      <style:paragraph-properties fo:margin-left="1.2cm" fo:margin-right="0cm" fo:line-height="79%" text:enable-numbering="false" fo:text-indent="-0.9cm"/>
      <style:text-properties fo:font-family="'Courier New'" style:font-family-generic="modern" style:font-pitch="fixed" fo:font-size="32pt"/>
    </style:style>
    <style:style style:name="P25" style:family="paragraph">
      <style:paragraph-properties fo:margin-left="0cm" fo:margin-right="0cm" fo:text-align="center" fo:text-indent="0cm"/>
      <style:text-properties fo:font-size="18pt" fo:font-weight="normal"/>
    </style:style>
    <style:style style:name="P26" style:family="paragraph">
      <style:paragraph-properties fo:margin-left="0cm" fo:margin-right="0cm" fo:text-align="center" fo:text-indent="0cm"/>
      <style:text-properties fo:font-weight="normal"/>
    </style:style>
    <style:style style:name="T1" style:family="text">
      <style:text-properties fo:font-size="48pt" fo:language="ru" fo:country="RU" style:language-asian="ru" style:country-asian="RU" style:font-size-complex="12pt" style:language-complex="ru" style:country-complex="RU"/>
    </style:style>
    <style:style style:name="T2" style:family="text">
      <style:text-properties fo:font-size="28pt"/>
    </style:style>
    <style:style style:name="T3" style:family="text">
      <style:text-properties fo:font-size="22pt"/>
    </style:style>
    <style:style style:name="T4" style:family="text">
      <style:text-properties fo:font-size="22pt" fo:font-style="italic"/>
    </style:style>
    <style:style style:name="T5" style:family="text">
      <style:text-properties fo:font-size="22pt" fo:font-style="normal"/>
    </style:style>
    <style:style style:name="T6" style:family="text">
      <style:text-properties fo:font-size="28pt" fo:font-style="normal"/>
    </style:style>
    <style:style style:name="T7" style:family="text">
      <style:text-properties fo:font-weight="bold"/>
    </style:style>
    <style:style style:name="T8" style:family="text">
      <style:text-properties fo:font-size="26pt"/>
    </style:style>
    <style:style style:name="T9" style:family="text">
      <style:text-properties fo:font-size="18pt" fo:font-weight="bold"/>
    </style:style>
    <style:style style:name="T10" style:family="text">
      <style:text-properties fo:font-size="18pt"/>
    </style:style>
    <style:style style:name="T11" style:family="text">
      <style:text-properties fo:font-style="italic"/>
    </style:style>
    <style:style style:name="T12" style:family="text">
      <style:text-properties fo:font-size="18pt" fo:font-weight="normal"/>
    </style:style>
    <style:style style:name="T13" style:family="text">
      <style:text-properties fo:font-size="26pt" fo:font-weight="bold"/>
    </style:style>
    <style:style style:name="T14" style:family="text">
      <style:text-properties fo:font-family="'Courier New'" style:font-family-generic="modern" style:font-pitch="fixed" fo:font-size="36pt" fo:font-weight="bold"/>
    </style:style>
    <style:style style:name="T15" style:family="text">
      <style:text-properties fo:font-family="'Courier New'" style:font-family-generic="modern" style:font-pitch="fixed" fo:font-size="36pt" fo:font-weight="normal"/>
    </style:style>
    <style:style style:name="T16" style:family="text">
      <style:text-properties fo:font-family="'Courier New'" style:font-family-generic="modern" style:font-pitch="fixed" fo:font-size="36pt"/>
    </style:style>
    <style:style style:name="T17" style:family="text">
      <style:text-properties fo:font-family="'Courier New'" style:font-family-generic="modern" style:font-pitch="fixed" fo:font-size="40pt"/>
    </style:style>
    <style:style style:name="T18" style:family="text">
      <style:text-properties fo:color="#ff0000" fo:font-size="22pt" fo:text-shadow="none" fo:font-weight="bold"/>
    </style:style>
    <style:style style:name="T19" style:family="text">
      <style:text-properties fo:font-family="'Courier New'" style:font-family-generic="modern" style:font-pitch="fixed" fo:font-size="32pt" fo:font-weight="bold"/>
    </style:style>
    <style:style style:name="T20" style:family="text">
      <style:text-properties fo:font-family="'Courier New'" style:font-family-generic="modern" style:font-pitch="fixed" fo:font-size="32pt"/>
    </style:style>
    <style:style style:name="T21" style:family="text">
      <style:text-properties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10.5cm" svg:x="1.4cm" svg:y="1.2cm" presentation:class="title" presentation:user-transformed="true">
          <draw:text-box>
            <text:p text:style-name="P1"><text:span text:style-name="T1">Автоматизация разработки текстового синтаксиса доменно-специфичных языков, ориентированная на целевую модель.</text:span></text:p>
          </draw:text-box>
        </draw:frame>
        <draw:frame presentation:style-name="pr2" draw:text-style-name="P1" draw:layer="layout" svg:width="25.199cm" svg:height="7.774cm" svg:x="1.4cm" svg:y="11.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Выполнил: Бреслав А. А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Группа 6539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Руководитель: Кубенский А. А.</text:p>
                  </text:list-item>
                </text:list>
              </text:list-item>
            </text:list>
          </draw:text-box>
        </draw:frame>
        <draw:line draw:style-name="gr1" draw:text-style-name="P4" draw:layer="layout" svg:x1="0.9cm" svg:y1="11.9cm" svg:x2="27.4cm" svg:y2="11.9cm">
          <text:p text:style-name="P1"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1">
        <office:forms form:automatic-focus="false" form:apply-design-mode="false"/>
        <draw:rect draw:style-name="gr3" draw:text-style-name="P6" draw:layer="layout" svg:width="12.7cm" svg:height="6cm" svg:x="1.3cm" svg:y="6.5cm">
          <text:p text:style-name="P6">Автоматизировано</text:p>
        </draw:rect>
        <draw:frame presentation:style-name="pr4" draw:text-style-name="P1" draw:layer="layout" svg:width="25.199cm" svg:height="3.507cm" svg:x="1.4cm" svg:y="0.837cm" presentation:class="title">
          <draw:text-box>
            <text:p text:style-name="P1">Возможности существующих систем</text:p>
          </draw:text-box>
        </draw:frame>
        <draw:rect draw:style-name="gr4" draw:text-style-name="P6" draw:layer="layout" svg:width="3.5cm" svg:height="4.35cm" svg:x="21cm" svg:y="7cm">
          <text:p text:style-name="P6">Целевая </text:p>
          <text:p text:style-name="P6">модель</text:p>
        </draw:rect>
        <draw:rect draw:style-name="gr5" draw:text-style-name="P6" draw:layer="layout" svg:width="2.5cm" svg:height="4.5cm" svg:x="2cm" svg:y="7cm">
          <text:p text:style-name="P6">Текст</text:p>
        </draw:rect>
        <draw:rect draw:style-name="gr5" draw:text-style-name="P6" draw:id="id1" draw:layer="layout" svg:width="4.3cm" svg:height="1.5cm" svg:x="5.5cm" svg:y="4.5cm">
          <text:p text:style-name="P6">грамматика</text:p>
        </draw:rect>
        <draw:custom-shape draw:style-name="gr6" draw:text-style-name="P6" draw:id="id2" draw:layer="layout" svg:width="5.5cm" svg:height="2cm" svg:x="4.9cm" svg:y="8cm">
          <text:p text:style-name="P6">анализатор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" draw:text-style-name="P4" draw:layer="layout" svg:x1="7.65cm" svg:y1="6cm" svg:x2="7.65cm" svg:y2="8cm" draw:start-shape="id1" draw:start-glue-point="2" draw:end-shape="id2" draw:end-glue-point="0">
          <text:p text:style-name="P1"/>
        </draw:connector>
        <draw:custom-shape draw:style-name="gr6" draw:text-style-name="P6" draw:layer="layout" svg:width="6cm" svg:height="2cm" svg:x="14.4cm" svg:y="8cm">
          <text:p text:style-name="P6">трансформация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8" draw:text-style-name="P4" draw:layer="layout" svg:width="2.5cm" svg:height="4.35cm" svg:x="11cm" svg:y="7.15cm">
          <text:p text:style-name="P6">AST</text:p>
        </draw:rect>
        <draw:frame draw:style-name="gr9" draw:text-style-name="P7" draw:layer="layout" svg:width="26cm" svg:height="6.5cm" svg:x="1cm" svg:y="13.5cm">
          <draw:text-box>
            <text:list text:style-name="L1">
              <text:list-item>
                <text:p text:style-name="P7"><text:span text:style-name="T2">Результатом анализа текста является AST</text:span></text:p>
              </text:list-item>
            </text:list>
            <text:list text:style-name="L1">
              <text:list-item>
                <text:list>
                  <text:list-item>
                    <text:p text:style-name="P8"><text:span text:style-name="T3">Структура </text:span><text:span text:style-name="T4">близка</text:span><text:span text:style-name="T5"> к структуре целевой модели, но не совпадает с ней</text:span></text:p>
                  </text:list-item>
                </text:list>
              </text:list-item>
            </text:list>
            <text:list text:style-name="L1">
              <text:list-item>
                <text:p text:style-name="P7"><text:span text:style-name="T6">Трансформация AST в целевую модель создается <text:s/></text:span><text:span text:style-name="T6"><text:line-break/></text:span><text:span text:style-name="T6"> <text:s/>вручную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Цели и задачи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9">Автоматизировать создание трансформации AST в целевую модель</text:p>
              </text:list-item>
            </text:list>
            <text:list text:style-name="L2">
              <text:list-item>
                <text:list>
                  <text:list-item>
                    <text:p text:style-name="P10">Построить метамодель для описания трансформации AST в целевую модель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Разработать <text:span text:style-name="T7">язык трансформаций</text:span> для структуры классов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Разработать систему для генерации кода</text:p>
                  </text:list-item>
                </text:list>
              </text:list-item>
            </text:list>
            <text:list text:style-name="L2">
              <text:list-item>
                <text:p text:style-name="P9">Начинать разработку синтаксиса, отталкиваясь от целевой модели, а не от грамматики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4T19">
        <office:forms form:automatic-focus="false" form:apply-design-mode="false"/>
        <draw:rect draw:style-name="gr10" draw:text-style-name="P11" draw:layer="layout" svg:width="25.5cm" svg:height="9.5cm" svg:x="1.5cm" svg:y="4.5cm">
          <text:p text:style-name="P6"><text:span text:style-name="T8">Разработка</text:span></text:p>
        </draw:rect>
        <draw:frame presentation:style-name="pr4" draw:text-style-name="P1" draw:layer="layout" svg:width="25.199cm" svg:height="3.507cm" svg:x="1.4cm" svg:y="0.837cm" presentation:class="title">
          <draw:text-box>
            <text:p text:style-name="P1">Процесс разработки</text:p>
          </draw:text-box>
        </draw:frame>
        <draw:rect draw:style-name="gr11" draw:text-style-name="P12" draw:id="id7" draw:layer="layout" svg:width="4cm" svg:height="4cm" svg:x="7.1cm" svg:y="6.3cm">
          <text:p text:style-name="P6"><text:span text:style-name="T9">Классы</text:span></text:p>
          <text:p text:style-name="P6"><text:span text:style-name="T9">целевой </text:span></text:p>
          <text:p text:style-name="P6"><text:span text:style-name="T9">метамодели</text:span></text:p>
        </draw:rect>
        <draw:rect draw:style-name="gr8" draw:text-style-name="P12" draw:id="id9" draw:layer="layout" svg:width="4cm" svg:height="4cm" svg:x="19.1cm" svg:y="6.3cm">
          <text:p text:style-name="P6"><text:span text:style-name="T9">Классы</text:span></text:p>
          <text:p text:style-name="P6"><text:span text:style-name="T9">AST</text:span></text:p>
        </draw:rect>
        <draw:custom-shape draw:style-name="gr12" draw:text-style-name="P13" draw:id="id4" draw:layer="layout" svg:width="6cm" svg:height="2cm" svg:x="12.1cm" svg:y="7.3cm">
          <text:p text:style-name="P6"><text:span text:style-name="T10">трансформация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1" draw:text-style-name="P13" draw:id="id3" draw:layer="layout" svg:width="4cm" svg:height="1.3cm" svg:x="13.1cm" svg:y="4.8cm">
          <text:p text:style-name="P6"><text:span text:style-name="T10">ASTrans</text:span></text:p>
        </draw:rect>
        <draw:connector draw:style-name="gr7" draw:text-style-name="P4" draw:layer="layout" svg:x1="15.1cm" svg:y1="6.1cm" svg:x2="15.1cm" svg:y2="7.3cm" draw:start-shape="id3" draw:start-glue-point="2" draw:end-shape="id4">
          <text:p text:style-name="P1"/>
        </draw:connector>
        <draw:rect draw:style-name="gr13" draw:text-style-name="P12" draw:id="id5" draw:layer="layout" svg:width="4.8cm" svg:height="2cm" svg:x="12.7cm" svg:y="11.4cm">
          <text:p text:style-name="P6"><text:span text:style-name="T9">Модель </text:span></text:p>
          <text:p text:style-name="P6"><text:span text:style-name="T9">соответствия</text:span></text:p>
        </draw:rect>
        <draw:connector draw:style-name="gr7" draw:text-style-name="P4" draw:layer="layout" svg:x1="15.1cm" svg:y1="9.3cm" svg:x2="15.1cm" svg:y2="11.4cm" draw:start-shape="id4" draw:start-glue-point="2" draw:end-shape="id5" draw:end-glue-point="0">
          <text:p text:style-name="P1"/>
        </draw:connector>
        <draw:rect draw:style-name="gr14" draw:text-style-name="P12" draw:id="id10" draw:layer="layout" svg:width="4cm" svg:height="4cm" svg:x="19.1cm" svg:y="15.1cm">
          <text:p text:style-name="P6"><text:span text:style-name="T9">AST</text:span></text:p>
        </draw:rect>
        <draw:custom-shape draw:style-name="gr15" draw:text-style-name="P13" draw:id="id6" draw:layer="layout" svg:width="6.6cm" svg:height="2cm" svg:x="11.8cm" svg:y="16.3cm">
          <text:p text:style-name="P6"><text:span text:style-name="T10">трансформация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" draw:text-style-name="P12" draw:id="id8" draw:layer="layout" svg:width="4cm" svg:height="4cm" svg:x="7.1cm" svg:y="15.2cm">
          <text:p text:style-name="P6"><text:span text:style-name="T9">Целевая </text:span></text:p>
          <text:p text:style-name="P6"><text:span text:style-name="T9">модель</text:span></text:p>
        </draw:rect>
        <draw:connector draw:style-name="gr7" draw:text-style-name="P4" draw:layer="layout" svg:x1="15.1cm" svg:y1="13.4cm" svg:x2="15.1cm" svg:y2="16.3cm" draw:start-shape="id5" draw:start-glue-point="2" draw:end-shape="id6" draw:end-glue-point="0">
          <text:p text:style-name="P1"/>
        </draw:connector>
        <draw:rect draw:style-name="gr10" draw:text-style-name="P11" draw:layer="layout" svg:width="25.5cm" svg:height="5.5cm" svg:x="1.5cm" svg:y="14.5cm">
          <text:p text:style-name="P6"><text:span text:style-name="T8">Результат</text:span></text:p>
        </draw:rect>
        <draw:connector draw:style-name="gr16" draw:text-style-name="P4" draw:layer="layout" svg:x1="9.1cm" svg:y1="10.3cm" svg:x2="9.1cm" svg:y2="15.2cm" draw:start-shape="id7" draw:start-glue-point="2" draw:end-shape="id8" draw:end-glue-point="0">
          <text:p text:style-name="P1"/>
        </draw:connector>
        <draw:connector draw:style-name="gr16" draw:text-style-name="P4" draw:layer="layout" svg:x1="21.1cm" svg:y1="10.3cm" svg:x2="21.1cm" svg:y2="15.1cm" draw:start-shape="id9" draw:start-glue-point="2" draw:end-shape="id10" draw:end-glue-point="0">
          <text:p text:style-name="P1"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4T19">
        <office:forms form:automatic-focus="false" form:apply-design-mode="false"/>
        <draw:rect draw:style-name="gr10" draw:text-style-name="P11" draw:layer="layout" svg:width="25.5cm" svg:height="9.5cm" svg:x="1.5cm" svg:y="4.5cm">
          <text:p text:style-name="P6"><text:span text:style-name="T8">Разработка</text:span></text:p>
        </draw:rect>
        <draw:frame presentation:style-name="pr4" draw:text-style-name="P1" draw:layer="layout" svg:width="25.199cm" svg:height="3.507cm" svg:x="1.4cm" svg:y="0.837cm" presentation:class="title">
          <draw:text-box>
            <text:p text:style-name="P1">Процесс разработки</text:p>
          </draw:text-box>
        </draw:frame>
        <draw:rect draw:style-name="gr11" draw:text-style-name="P12" draw:id="id15" draw:layer="layout" svg:width="4cm" svg:height="4cm" svg:x="7.1cm" svg:y="6.3cm">
          <text:p text:style-name="P6"><text:span text:style-name="T9">Классы</text:span></text:p>
          <text:p text:style-name="P6"><text:span text:style-name="T9">целевой </text:span></text:p>
          <text:p text:style-name="P6"><text:span text:style-name="T9">метамодели</text:span></text:p>
        </draw:rect>
        <draw:rect draw:style-name="gr8" draw:text-style-name="P12" draw:id="id17" draw:layer="layout" svg:width="4cm" svg:height="4cm" svg:x="19.1cm" svg:y="6.3cm">
          <text:p text:style-name="P6"><text:span text:style-name="T9">Классы</text:span></text:p>
          <text:p text:style-name="P6"><text:span text:style-name="T9">AST</text:span></text:p>
        </draw:rect>
        <draw:custom-shape draw:style-name="gr12" draw:text-style-name="P13" draw:id="id12" draw:layer="layout" svg:width="6cm" svg:height="2cm" svg:x="12.1cm" svg:y="7.3cm">
          <text:p text:style-name="P6"><text:span text:style-name="T10">трансформация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1" draw:text-style-name="P13" draw:id="id11" draw:layer="layout" svg:width="4cm" svg:height="1.3cm" svg:x="13.1cm" svg:y="4.8cm">
          <text:p text:style-name="P6"><text:span text:style-name="T10">ASTrans</text:span></text:p>
        </draw:rect>
        <draw:connector draw:style-name="gr7" draw:text-style-name="P4" draw:layer="layout" svg:x1="15.1cm" svg:y1="6.1cm" svg:x2="15.1cm" svg:y2="7.3cm" draw:start-shape="id11" draw:start-glue-point="2" draw:end-shape="id12">
          <text:p text:style-name="P1"/>
        </draw:connector>
        <draw:rect draw:style-name="gr13" draw:text-style-name="P12" draw:id="id13" draw:layer="layout" svg:width="4.8cm" svg:height="2cm" svg:x="12.7cm" svg:y="11.4cm">
          <text:p text:style-name="P6"><text:span text:style-name="T9">Модель </text:span></text:p>
          <text:p text:style-name="P6"><text:span text:style-name="T9">соответствия</text:span></text:p>
        </draw:rect>
        <draw:connector draw:style-name="gr7" draw:text-style-name="P4" draw:layer="layout" svg:x1="15.1cm" svg:y1="9.3cm" svg:x2="15.1cm" svg:y2="11.4cm" draw:start-shape="id12" draw:start-glue-point="2" draw:end-shape="id13" draw:end-glue-point="0">
          <text:p text:style-name="P1"/>
        </draw:connector>
        <draw:rect draw:style-name="gr14" draw:text-style-name="P12" draw:id="id18" draw:layer="layout" svg:width="4cm" svg:height="4cm" svg:x="19.1cm" svg:y="15.1cm">
          <text:p text:style-name="P6"><text:span text:style-name="T9">AST</text:span></text:p>
        </draw:rect>
        <draw:custom-shape draw:style-name="gr15" draw:text-style-name="P13" draw:id="id14" draw:layer="layout" svg:width="6.6cm" svg:height="2cm" svg:x="11.8cm" svg:y="16.3cm">
          <text:p text:style-name="P6"><text:span text:style-name="T10">трансформация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" draw:text-style-name="P12" draw:id="id16" draw:layer="layout" svg:width="4cm" svg:height="4cm" svg:x="7.1cm" svg:y="15.2cm">
          <text:p text:style-name="P6"><text:span text:style-name="T9">Целевая </text:span></text:p>
          <text:p text:style-name="P6"><text:span text:style-name="T9">модель</text:span></text:p>
        </draw:rect>
        <draw:connector draw:style-name="gr7" draw:text-style-name="P4" draw:layer="layout" svg:x1="15.1cm" svg:y1="13.4cm" svg:x2="15.1cm" svg:y2="16.3cm" draw:start-shape="id13" draw:start-glue-point="2" draw:end-shape="id14" draw:end-glue-point="0">
          <text:p text:style-name="P1"/>
        </draw:connector>
        <draw:rect draw:style-name="gr10" draw:text-style-name="P11" draw:layer="layout" svg:width="25.5cm" svg:height="5.5cm" svg:x="1.5cm" svg:y="14.5cm">
          <text:p text:style-name="P6"><text:span text:style-name="T8">Результат</text:span></text:p>
        </draw:rect>
        <draw:connector draw:style-name="gr16" draw:text-style-name="P4" draw:layer="layout" svg:x1="9.1cm" svg:y1="10.3cm" svg:x2="9.1cm" svg:y2="15.2cm" draw:start-shape="id15" draw:start-glue-point="2" draw:end-shape="id16" draw:end-glue-point="0">
          <text:p text:style-name="P1"/>
        </draw:connector>
        <draw:connector draw:style-name="gr16" draw:text-style-name="P4" draw:layer="layout" svg:x1="21.1cm" svg:y1="10.3cm" svg:x2="21.1cm" svg:y2="15.1cm" draw:start-shape="id17" draw:start-glue-point="2" draw:end-shape="id18" draw:end-glue-point="0">
          <text:p text:style-name="P1"/>
        </draw:connector>
        <draw:custom-shape draw:style-name="gr17" draw:text-style-name="P4" draw:layer="layout" svg:width="7cm" svg:height="6cm" svg:x="11.6cm" svg:y="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0.361cm" presentation:class="title" presentation:user-transformed="true">
          <draw:text-box>
            <text:p text:style-name="P1">Язык трансформаций – ASTrans</text:p>
          </draw:text-box>
        </draw:frame>
        <draw:frame presentation:style-name="pr5" draw:text-style-name="P9" draw:layer="layout" svg:width="25.199cm" svg:height="15.801cm" svg:x="1.4cm" svg:y="3.414cm" presentation:class="outline" presentation:user-transformed="true">
          <draw:text-box>
            <text:list text:style-name="L2">
              <text:list-item>
                <text:p text:style-name="P9">По умолчанию для каждого класса целевой метамодели создается соответствующий</text:p>
              </text:list-item>
            </text:list>
            <text:list text:style-name="L2">
              <text:list-item>
                <text:p text:style-name="P9">Можно пропустить класс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skip</text:span> <text:span text:style-name="T11">класс</text:span>;</text:p>
                  </text:list-item>
                </text:list>
              </text:list-item>
            </text:list>
            <text:list text:style-name="L2">
              <text:list-item>
                <text:p text:style-name="P9">Можно задать тип текстовой ссылки на класс</text:p>
              </text:list-item>
            </text:list>
            <text:list text:style-name="L2">
              <text:list-item>
                <text:list>
                  <text:list-item>
                    <text:p text:style-name="P10">[<text:span text:style-name="T7">cross</text:span>] <text:span text:style-name="T7">refer</text:span> <text:span text:style-name="T11">класс</text:span> <text:span text:style-name="T7">as</text:span> <text:span text:style-name="T11">тип_ссылки</text:span>;</text:p>
                  </text:list-item>
                </text:list>
              </text:list-item>
            </text:list>
            <text:list text:style-name="L2">
              <text:list-item>
                <text:p text:style-name="P9">Можно создать чисто синтаксический класс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create</text:span> <text:span text:style-name="T7">class</text:span> <text:span text:style-name="T11">имя</text:span> { <text:span text:style-name="T11">элементы</text:span> };</text:p>
                  </text:list-item>
                </text:list>
              </text:list-item>
            </text:list>
            <text:list text:style-name="L2">
              <text:list-item>
                <text:p text:style-name="P9">Можно изменить иерархию наследования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класс</text:span> <text:span text:style-name="T7">extends</text:span> <text:span text:style-name="T11">список_суперклассов</text:span>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4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Пример языка</text:p>
          </draw:text-box>
        </draw:frame>
        <draw:rect draw:style-name="gr18" draw:text-style-name="P13" draw:id="id22" draw:layer="layout" svg:width="5.5cm" svg:height="1.554cm" svg:x="16.7cm" svg:y="16.146cm">
          <text:p text:style-name="P6"><text:span text:style-name="T9">Call</text:span></text:p>
        </draw:rect>
        <draw:rect draw:style-name="gr18" draw:text-style-name="P13" draw:id="id23" draw:layer="layout" svg:width="5cm" svg:height="1.7cm" svg:x="15.6cm" svg:y="11.2cm">
          <text:p text:style-name="P6"><text:span text:style-name="T9">Procedure</text:span></text:p>
          <text:p text:style-name="P6"><text:span text:style-name="T12">name=«p»</text:span></text:p>
        </draw:rect>
        <draw:rect draw:style-name="gr18" draw:text-style-name="P13" draw:id="id19" draw:layer="layout" svg:width="5cm" svg:height="2cm" svg:x="15.6cm" svg:y="8.2cm">
          <draw:glue-point draw:id="4" svg:x="5cm" svg:y="2.5cm"/>
          <text:p text:style-name="P6"><text:span text:style-name="T9">Variable</text:span></text:p>
          <text:p text:style-name="P6"><text:span text:style-name="T10">name=«a»</text:span></text:p>
        </draw:rect>
        <draw:rect draw:style-name="gr18" draw:text-style-name="P13" draw:id="id21" draw:layer="layout" svg:width="5.5cm" svg:height="1.5cm" svg:x="16.6cm" svg:y="13.7cm">
          <text:p text:style-name="P6"><text:span text:style-name="T9">Assign</text:span></text:p>
        </draw:rect>
        <draw:rect draw:style-name="gr18" draw:text-style-name="P13" draw:id="id20" draw:layer="layout" svg:width="2.5cm" svg:height="1.5cm" svg:x="24.4cm" svg:y="7.4cm">
          <text:p text:style-name="P6"><text:span text:style-name="T9">Int</text:span></text:p>
        </draw:rect>
        <draw:rect draw:style-name="gr18" draw:text-style-name="P12" draw:id="id24" draw:layer="layout" svg:width="5.4cm" svg:height="2.2cm" svg:x="14.6cm" svg:y="5.2cm">
          <text:p text:style-name="P6"><text:span text:style-name="T9">Unit</text:span></text:p>
          <text:p text:style-name="P6"><text:span text:style-name="T12">name=«sample»</text:span></text:p>
        </draw:rect>
        <draw:connector draw:style-name="gr19" draw:text-style-name="P4" draw:layer="layout" svg:x1="20.6cm" svg:y1="9.2cm" svg:x2="24.4cm" svg:y2="8.15cm" draw:start-shape="id19" draw:start-glue-point="1" draw:end-shape="id20" draw:end-glue-point="3">
          <text:p text:style-name="P1"/>
        </draw:connector>
        <draw:frame draw:style-name="gr20" draw:text-style-name="P15" draw:layer="layout" svg:width="2cm" svg:height="0.963cm" svg:x="22.3cm" svg:y="7.2cm">
          <draw:text-box>
            <text:p text:style-name="P1"><text:span text:style-name="T10">type</text:span></text:p>
          </draw:text-box>
        </draw:frame>
        <draw:connector draw:style-name="gr19" draw:text-style-name="P4" draw:layer="layout" svg:x1="22.1cm" svg:y1="14.45cm" svg:x2="20.6cm" svg:y2="9.7cm" draw:start-shape="id21" draw:start-glue-point="1" draw:end-shape="id19" draw:end-glue-point="4">
          <text:p text:style-name="P1"/>
        </draw:connector>
        <draw:frame draw:style-name="gr20" draw:text-style-name="P15" draw:layer="layout" svg:width="3.5cm" svg:height="0.963cm" svg:x="21.5cm" svg:y="9.7cm">
          <draw:text-box>
            <text:p text:style-name="P1"><text:span text:style-name="T10">variable</text:span></text:p>
          </draw:text-box>
        </draw:frame>
        <draw:connector draw:style-name="gr19" draw:text-style-name="P4" draw:layer="layout" draw:line-skew="1.4cm" svg:x1="22.2cm" svg:y1="16.923cm" svg:x2="20.6cm" svg:y2="12.05cm" draw:start-shape="id22" draw:start-glue-point="1" draw:end-shape="id23" draw:end-glue-point="1">
          <text:p text:style-name="P1"/>
        </draw:connector>
        <draw:frame draw:style-name="gr20" draw:text-style-name="P15" draw:layer="layout" svg:width="3.5cm" svg:height="0.963cm" svg:x="21.2cm" svg:y="11.3cm">
          <draw:text-box>
            <text:p text:style-name="P1"><text:span text:style-name="T10">procedure</text:span></text:p>
          </draw:text-box>
        </draw:frame>
        <draw:connector draw:style-name="gr1" draw:text-style-name="P4" draw:layer="layout" svg:x1="14.6cm" svg:y1="6.3cm" svg:x2="15.6cm" svg:y2="9.2cm" draw:start-shape="id24" draw:start-glue-point="3" draw:end-shape="id19" draw:end-glue-point="3">
          <text:p text:style-name="P1"/>
        </draw:connector>
        <draw:connector draw:style-name="gr1" draw:text-style-name="P4" draw:layer="layout" svg:x1="14.6cm" svg:y1="6.3cm" svg:x2="15.6cm" svg:y2="12.05cm" draw:start-shape="id24" draw:start-glue-point="3" draw:end-shape="id23" draw:end-glue-point="3">
          <text:p text:style-name="P1"/>
        </draw:connector>
        <draw:connector draw:style-name="gr1" draw:text-style-name="P4" draw:layer="layout" svg:x1="15.6cm" svg:y1="12.05cm" svg:x2="16.6cm" svg:y2="14.45cm" draw:start-shape="id23" draw:start-glue-point="3" draw:end-shape="id21" draw:end-glue-point="3">
          <text:p text:style-name="P1"/>
        </draw:connector>
        <draw:connector draw:style-name="gr1" draw:text-style-name="P4" draw:layer="layout" svg:x1="15.6cm" svg:y1="12.05cm" svg:x2="16.7cm" svg:y2="16.923cm" draw:start-shape="id23" draw:start-glue-point="3" draw:end-shape="id22" draw:end-glue-point="3">
          <text:p text:style-name="P1"/>
        </draw:connector>
        <draw:rect draw:style-name="gr21" draw:text-style-name="P16" draw:layer="layout" svg:width="10cm" svg:height="15cm" svg:x="13.1cm" svg:y="4.5cm">
          <text:p text:style-name="P6"><text:span text:style-name="T13">Целевая модель</text:span></text:p>
        </draw:rect>
        <draw:frame draw:style-name="gr20" draw:text-style-name="P17" draw:layer="layout" svg:width="12cm" svg:height="13.359cm" svg:x="1.4cm" svg:y="5.3cm">
          <draw:text-box>
            <text:p text:style-name="P1"><text:span text:style-name="T14">unit </text:span><text:span text:style-name="T15">sample;</text:span></text:p>
            <text:p text:style-name="P1"><text:span text:style-name="T14">var</text:span></text:p>
            <text:p text:style-name="P1"><text:span text:style-name="T16"><text:s text:c="2"/></text:span><text:span text:style-name="T16">a : std.Int;</text:span></text:p>
            <text:p text:style-name="P1"><text:span text:style-name="T17"/></text:p>
            <text:p text:style-name="P1"><text:span text:style-name="T14">procedure</text:span><text:span text:style-name="T16"> p();</text:span></text:p>
            <text:p text:style-name="P1"><text:span text:style-name="T14">begin</text:span></text:p>
            <text:p text:style-name="P1"><text:span text:style-name="T16"><text:s text:c="2"/></text:span><text:span text:style-name="T16">a := 1;</text:span></text:p>
            <text:p text:style-name="P1"><text:span text:style-name="T16"><text:s text:c="2"/></text:span><text:span text:style-name="T16">p();</text:span></text:p>
            <text:p text:style-name="P1"><text:span text:style-name="T14">end</text:span><text:span text:style-name="T16">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4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Пример языка</text:p>
          </draw:text-box>
        </draw:frame>
        <draw:rect draw:style-name="gr18" draw:text-style-name="P13" draw:id="id28" draw:layer="layout" svg:width="5.5cm" svg:height="1.554cm" svg:x="16.7cm" svg:y="16.146cm">
          <text:p text:style-name="P13"><text:span text:style-name="T9">Call</text:span></text:p>
        </draw:rect>
        <draw:rect draw:style-name="gr18" draw:text-style-name="P13" draw:id="id29" draw:layer="layout" svg:width="5cm" svg:height="1.7cm" svg:x="15.6cm" svg:y="11.2cm">
          <text:p text:style-name="P13"><text:span text:style-name="T9">Procedure</text:span></text:p>
          <text:p text:style-name="P13"><text:span text:style-name="T12">name=«p»</text:span></text:p>
        </draw:rect>
        <draw:rect draw:style-name="gr18" draw:text-style-name="P13" draw:id="id25" draw:layer="layout" svg:width="5cm" svg:height="2cm" svg:x="15.6cm" svg:y="8.2cm">
          <draw:glue-point draw:id="4" svg:x="5cm" svg:y="2.5cm"/>
          <text:p text:style-name="P13"><text:span text:style-name="T9">Variable</text:span></text:p>
          <text:p text:style-name="P13"><text:span text:style-name="T10">name=«a»</text:span></text:p>
        </draw:rect>
        <draw:rect draw:style-name="gr18" draw:text-style-name="P13" draw:id="id27" draw:layer="layout" svg:width="5.5cm" svg:height="1.5cm" svg:x="16.6cm" svg:y="13.7cm">
          <text:p text:style-name="P13"><text:span text:style-name="T9">Assign</text:span></text:p>
        </draw:rect>
        <draw:rect draw:style-name="gr18" draw:text-style-name="P13" draw:id="id26" draw:layer="layout" svg:width="2.5cm" svg:height="1.5cm" svg:x="24.4cm" svg:y="7.4cm">
          <text:p text:style-name="P13"><text:span text:style-name="T9">Int</text:span></text:p>
        </draw:rect>
        <draw:rect draw:style-name="gr18" draw:text-style-name="P12" draw:id="id30" draw:layer="layout" svg:width="5.4cm" svg:height="2.2cm" svg:x="14.6cm" svg:y="5.2cm">
          <text:p text:style-name="P13"><text:span text:style-name="T9">Unit</text:span></text:p>
          <text:p text:style-name="P13"><text:span text:style-name="T12">name=«sample»</text:span></text:p>
        </draw:rect>
        <draw:connector draw:style-name="gr19" draw:text-style-name="P4" draw:layer="layout" svg:x1="20.6cm" svg:y1="9.2cm" svg:x2="24.4cm" svg:y2="8.15cm" draw:start-shape="id25" draw:start-glue-point="1" draw:end-shape="id26" draw:end-glue-point="3">
          <text:p text:style-name="P1"/>
        </draw:connector>
        <draw:frame draw:style-name="gr20" draw:text-style-name="P15" draw:layer="layout" svg:width="2cm" svg:height="0.963cm" svg:x="22.3cm" svg:y="7.2cm">
          <draw:text-box>
            <text:p text:style-name="P15"><text:span text:style-name="T10">type</text:span></text:p>
          </draw:text-box>
        </draw:frame>
        <draw:connector draw:style-name="gr19" draw:text-style-name="P4" draw:layer="layout" svg:x1="22.1cm" svg:y1="14.45cm" svg:x2="20.6cm" svg:y2="9.7cm" draw:start-shape="id27" draw:start-glue-point="1" draw:end-shape="id25" draw:end-glue-point="4">
          <text:p text:style-name="P1"/>
        </draw:connector>
        <draw:frame draw:style-name="gr20" draw:text-style-name="P15" draw:layer="layout" svg:width="3.5cm" svg:height="0.963cm" svg:x="21.5cm" svg:y="9.7cm">
          <draw:text-box>
            <text:p text:style-name="P15"><text:span text:style-name="T10">variable</text:span></text:p>
          </draw:text-box>
        </draw:frame>
        <draw:connector draw:style-name="gr19" draw:text-style-name="P4" draw:layer="layout" draw:line-skew="1.4cm" svg:x1="22.2cm" svg:y1="16.923cm" svg:x2="20.6cm" svg:y2="12.05cm" draw:start-shape="id28" draw:start-glue-point="1" draw:end-shape="id29" draw:end-glue-point="1">
          <text:p text:style-name="P1"/>
        </draw:connector>
        <draw:frame draw:style-name="gr20" draw:text-style-name="P15" draw:layer="layout" svg:width="3.5cm" svg:height="0.963cm" svg:x="21.2cm" svg:y="11.3cm">
          <draw:text-box>
            <text:p text:style-name="P15"><text:span text:style-name="T10">procedure</text:span></text:p>
          </draw:text-box>
        </draw:frame>
        <draw:connector draw:style-name="gr1" draw:text-style-name="P4" draw:layer="layout" svg:x1="14.6cm" svg:y1="6.3cm" svg:x2="15.6cm" svg:y2="9.2cm" draw:start-shape="id30" draw:start-glue-point="3" draw:end-shape="id25" draw:end-glue-point="3">
          <text:p text:style-name="P1"/>
        </draw:connector>
        <draw:connector draw:style-name="gr1" draw:text-style-name="P4" draw:layer="layout" svg:x1="14.6cm" svg:y1="6.3cm" svg:x2="15.6cm" svg:y2="12.05cm" draw:start-shape="id30" draw:start-glue-point="3" draw:end-shape="id29" draw:end-glue-point="3">
          <text:p text:style-name="P1"/>
        </draw:connector>
        <draw:connector draw:style-name="gr1" draw:text-style-name="P4" draw:layer="layout" svg:x1="15.6cm" svg:y1="12.05cm" svg:x2="16.6cm" svg:y2="14.45cm" draw:start-shape="id29" draw:start-glue-point="3" draw:end-shape="id27" draw:end-glue-point="3">
          <text:p text:style-name="P1"/>
        </draw:connector>
        <draw:connector draw:style-name="gr1" draw:text-style-name="P4" draw:layer="layout" svg:x1="15.6cm" svg:y1="12.05cm" svg:x2="16.7cm" svg:y2="16.923cm" draw:start-shape="id29" draw:start-glue-point="3" draw:end-shape="id28" draw:end-glue-point="3">
          <text:p text:style-name="P1"/>
        </draw:connector>
        <draw:rect draw:style-name="gr21" draw:text-style-name="P16" draw:layer="layout" svg:width="10cm" svg:height="15cm" svg:x="13.1cm" svg:y="4.5cm">
          <text:p text:style-name="P11"><text:span text:style-name="T13">Целевая модель</text:span></text:p>
        </draw:rect>
        <draw:frame draw:style-name="gr20" draw:text-style-name="P17" draw:layer="layout" svg:width="12cm" svg:height="13.359cm" svg:x="1.4cm" svg:y="5.3cm">
          <draw:text-box>
            <text:p text:style-name="P18"><text:span text:style-name="T14">unit </text:span><text:span text:style-name="T15">sample;</text:span></text:p>
            <text:p text:style-name="P18"><text:span text:style-name="T14">var</text:span></text:p>
            <text:p text:style-name="P18"><text:span text:style-name="T16"><text:s text:c="2"/></text:span><text:span text:style-name="T16">a : std.Int;</text:span></text:p>
            <text:p text:style-name="P18"><text:span text:style-name="T17"/></text:p>
            <text:p text:style-name="P18"><text:span text:style-name="T14">procedure</text:span><text:span text:style-name="T16"> p();</text:span></text:p>
            <text:p text:style-name="P18"><text:span text:style-name="T14">begin</text:span></text:p>
            <text:p text:style-name="P18"><text:span text:style-name="T16"><text:s text:c="2"/></text:span><text:span text:style-name="T16">a := 1;</text:span></text:p>
            <text:p text:style-name="P18"><text:span text:style-name="T16"><text:s text:c="2"/></text:span><text:span text:style-name="T16">p();</text:span></text:p>
            <text:p text:style-name="P18"><text:span text:style-name="T14">end</text:span><text:span text:style-name="T16">;</text:span></text:p>
          </draw:text-box>
        </draw:frame>
        <draw:custom-shape draw:style-name="gr17" draw:text-style-name="P4" draw:layer="layout" svg:width="3cm" svg:height="1cm" svg:x="2cm" svg:y="14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4" draw:layer="layout" svg:width="5cm" svg:height="2cm" svg:x="20cm" svg:y="9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2" draw:text-style-name="P4" draw:layer="layout" svg:x1="9cm" svg:y1="18.5cm" svg:x2="4.5cm" svg:y2="15.5cm">
          <text:p text:style-name="P1"/>
        </draw:line>
        <draw:line draw:style-name="gr22" draw:text-style-name="P4" draw:layer="layout" svg:x1="11.5cm" svg:y1="18.5cm" svg:x2="21cm" svg:y2="11cm">
          <text:p text:style-name="P1"/>
        </draw:line>
        <draw:frame draw:style-name="gr23" draw:text-style-name="P20" draw:layer="layout" svg:width="5.976cm" svg:height="2.021cm" svg:x="7.29cm" svg:y="18.5cm">
          <draw:text-box>
            <text:p text:style-name="P19"><text:span text:style-name="T18">Ссылка на </text:span></text:p>
            <text:p text:style-name="P19"><text:span text:style-name="T18">переменную 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4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Пример языка</text:p>
          </draw:text-box>
        </draw:frame>
        <draw:rect draw:style-name="gr18" draw:text-style-name="P13" draw:id="id34" draw:layer="layout" svg:width="5.5cm" svg:height="1.554cm" svg:x="16.7cm" svg:y="16.146cm">
          <text:p text:style-name="P13"><text:span text:style-name="T9">Call</text:span></text:p>
        </draw:rect>
        <draw:rect draw:style-name="gr18" draw:text-style-name="P13" draw:id="id35" draw:layer="layout" svg:width="5cm" svg:height="1.7cm" svg:x="15.6cm" svg:y="11.2cm">
          <text:p text:style-name="P13"><text:span text:style-name="T9">Procedure</text:span></text:p>
          <text:p text:style-name="P13"><text:span text:style-name="T12">name=«p»</text:span></text:p>
        </draw:rect>
        <draw:rect draw:style-name="gr18" draw:text-style-name="P13" draw:id="id31" draw:layer="layout" svg:width="5cm" svg:height="2cm" svg:x="15.6cm" svg:y="8.2cm">
          <draw:glue-point draw:id="4" svg:x="5cm" svg:y="2.5cm"/>
          <text:p text:style-name="P13"><text:span text:style-name="T9">Variable</text:span></text:p>
          <text:p text:style-name="P13"><text:span text:style-name="T10">name=«a»</text:span></text:p>
        </draw:rect>
        <draw:rect draw:style-name="gr18" draw:text-style-name="P13" draw:id="id33" draw:layer="layout" svg:width="5.5cm" svg:height="1.5cm" svg:x="16.6cm" svg:y="13.7cm">
          <text:p text:style-name="P13"><text:span text:style-name="T9">Assign</text:span></text:p>
        </draw:rect>
        <draw:rect draw:style-name="gr18" draw:text-style-name="P13" draw:id="id32" draw:layer="layout" svg:width="2.5cm" svg:height="1.5cm" svg:x="24.4cm" svg:y="7.4cm">
          <text:p text:style-name="P13"><text:span text:style-name="T9">Int</text:span></text:p>
        </draw:rect>
        <draw:rect draw:style-name="gr18" draw:text-style-name="P12" draw:id="id36" draw:layer="layout" svg:width="5.4cm" svg:height="2.2cm" svg:x="14.6cm" svg:y="5.2cm">
          <text:p text:style-name="P13"><text:span text:style-name="T9">Unit</text:span></text:p>
          <text:p text:style-name="P13"><text:span text:style-name="T12">name=«sample»</text:span></text:p>
        </draw:rect>
        <draw:connector draw:style-name="gr19" draw:text-style-name="P4" draw:layer="layout" svg:x1="20.6cm" svg:y1="9.2cm" svg:x2="24.4cm" svg:y2="8.15cm" draw:start-shape="id31" draw:start-glue-point="1" draw:end-shape="id32" draw:end-glue-point="3">
          <text:p text:style-name="P1"/>
        </draw:connector>
        <draw:frame draw:style-name="gr20" draw:text-style-name="P15" draw:layer="layout" svg:width="2cm" svg:height="0.963cm" svg:x="22.3cm" svg:y="7.2cm">
          <draw:text-box>
            <text:p text:style-name="P15"><text:span text:style-name="T10">type</text:span></text:p>
          </draw:text-box>
        </draw:frame>
        <draw:connector draw:style-name="gr19" draw:text-style-name="P4" draw:layer="layout" svg:x1="22.1cm" svg:y1="14.45cm" svg:x2="20.6cm" svg:y2="9.7cm" draw:start-shape="id33" draw:start-glue-point="1" draw:end-shape="id31" draw:end-glue-point="4">
          <text:p text:style-name="P1"/>
        </draw:connector>
        <draw:frame draw:style-name="gr20" draw:text-style-name="P15" draw:layer="layout" svg:width="3.5cm" svg:height="0.963cm" svg:x="21.5cm" svg:y="9.7cm">
          <draw:text-box>
            <text:p text:style-name="P15"><text:span text:style-name="T10">variable</text:span></text:p>
          </draw:text-box>
        </draw:frame>
        <draw:connector draw:style-name="gr19" draw:text-style-name="P4" draw:layer="layout" draw:line-skew="1.4cm" svg:x1="22.2cm" svg:y1="16.923cm" svg:x2="20.6cm" svg:y2="12.05cm" draw:start-shape="id34" draw:start-glue-point="1" draw:end-shape="id35" draw:end-glue-point="1">
          <text:p text:style-name="P1"/>
        </draw:connector>
        <draw:frame draw:style-name="gr20" draw:text-style-name="P15" draw:layer="layout" svg:width="3.5cm" svg:height="0.963cm" svg:x="21.2cm" svg:y="11.3cm">
          <draw:text-box>
            <text:p text:style-name="P15"><text:span text:style-name="T10">procedure</text:span></text:p>
          </draw:text-box>
        </draw:frame>
        <draw:connector draw:style-name="gr1" draw:text-style-name="P4" draw:layer="layout" svg:x1="14.6cm" svg:y1="6.3cm" svg:x2="15.6cm" svg:y2="9.2cm" draw:start-shape="id36" draw:start-glue-point="3" draw:end-shape="id31" draw:end-glue-point="3">
          <text:p text:style-name="P1"/>
        </draw:connector>
        <draw:connector draw:style-name="gr1" draw:text-style-name="P4" draw:layer="layout" svg:x1="14.6cm" svg:y1="6.3cm" svg:x2="15.6cm" svg:y2="12.05cm" draw:start-shape="id36" draw:start-glue-point="3" draw:end-shape="id35" draw:end-glue-point="3">
          <text:p text:style-name="P1"/>
        </draw:connector>
        <draw:connector draw:style-name="gr1" draw:text-style-name="P4" draw:layer="layout" svg:x1="15.6cm" svg:y1="12.05cm" svg:x2="16.6cm" svg:y2="14.45cm" draw:start-shape="id35" draw:start-glue-point="3" draw:end-shape="id33" draw:end-glue-point="3">
          <text:p text:style-name="P1"/>
        </draw:connector>
        <draw:connector draw:style-name="gr1" draw:text-style-name="P4" draw:layer="layout" svg:x1="15.6cm" svg:y1="12.05cm" svg:x2="16.7cm" svg:y2="16.923cm" draw:start-shape="id35" draw:start-glue-point="3" draw:end-shape="id34" draw:end-glue-point="3">
          <text:p text:style-name="P1"/>
        </draw:connector>
        <draw:rect draw:style-name="gr21" draw:text-style-name="P16" draw:layer="layout" svg:width="10cm" svg:height="15cm" svg:x="13.1cm" svg:y="4.5cm">
          <text:p text:style-name="P11"><text:span text:style-name="T13">Целевая модель</text:span></text:p>
        </draw:rect>
        <draw:frame draw:style-name="gr20" draw:text-style-name="P17" draw:layer="layout" svg:width="12cm" svg:height="13.359cm" svg:x="1.4cm" svg:y="5.3cm">
          <draw:text-box>
            <text:p text:style-name="P18"><text:span text:style-name="T14">unit </text:span><text:span text:style-name="T15">sample;</text:span></text:p>
            <text:p text:style-name="P18"><text:span text:style-name="T14">var</text:span></text:p>
            <text:p text:style-name="P18"><text:span text:style-name="T16"><text:s text:c="2"/></text:span><text:span text:style-name="T16">a : std.Int;</text:span></text:p>
            <text:p text:style-name="P18"><text:span text:style-name="T17"/></text:p>
            <text:p text:style-name="P18"><text:span text:style-name="T14">procedure</text:span><text:span text:style-name="T16"> p();</text:span></text:p>
            <text:p text:style-name="P18"><text:span text:style-name="T14">begin</text:span></text:p>
            <text:p text:style-name="P18"><text:span text:style-name="T16"><text:s text:c="2"/></text:span><text:span text:style-name="T16">a := 1;</text:span></text:p>
            <text:p text:style-name="P18"><text:span text:style-name="T16"><text:s text:c="2"/></text:span><text:span text:style-name="T16">p();</text:span></text:p>
            <text:p text:style-name="P18"><text:span text:style-name="T14">end</text:span><text:span text:style-name="T16">;</text:span></text:p>
          </draw:text-box>
        </draw:frame>
        <draw:custom-shape draw:style-name="gr17" draw:text-style-name="P4" draw:layer="layout" svg:width="7cm" svg:height="2cm" svg:x="5.5cm" svg:y="8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4" draw:layer="layout" svg:width="4cm" svg:height="2cm" svg:x="21.5cm" svg:y="7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2" draw:text-style-name="P4" draw:layer="layout" svg:x1="9cm" svg:y1="18.5cm" svg:x2="8.5cm" svg:y2="10cm">
          <text:p text:style-name="P1"/>
        </draw:line>
        <draw:line draw:style-name="gr22" draw:text-style-name="P4" draw:layer="layout" svg:x1="11cm" svg:y1="18.5cm" svg:x2="22cm" svg:y2="9cm">
          <text:p text:style-name="P1"/>
        </draw:line>
        <draw:frame draw:style-name="gr23" draw:text-style-name="P20" draw:layer="layout" svg:width="4.79cm" svg:height="2.021cm" svg:x="7.29cm" svg:y="18.5cm">
          <draw:text-box>
            <text:p text:style-name="P21"><text:span text:style-name="T18">Ссылка на </text:span></text:p>
            <text:p text:style-name="P21"><text:span text:style-name="T18">тип I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0.961cm" presentation:class="title" presentation:user-transformed="true">
          <draw:text-box>
            <text:p text:style-name="P1">Трансформация на языке ASTrans</text:p>
          </draw:text-box>
        </draw:frame>
        <draw:frame presentation:style-name="pr5" draw:text-style-name="P24" draw:layer="layout" svg:width="22.4cm" svg:height="13.609cm" svg:x="3.1cm" svg:y="4.914cm" presentation:class="outline" presentation:user-transformed="true">
          <draw:text-box>
            <text:list text:style-name="L2">
              <text:list-item>
                <text:p text:style-name="P22"><text:span text:style-name="T19">skip</text:span><text:span text:style-name="T20"> </text:span><text:span text:style-name="T19">class</text:span><text:span text:style-name="T20"> Type;</text:span></text:p>
              </text:list-item>
            </text:list>
            <text:list text:style-name="L2">
              <text:list-item>
                <text:p text:style-name="P22"><text:span text:style-name="T19">create</text:span><text:span text:style-name="T20"> </text:span><text:span text:style-name="T19">class</text:span><text:span text:style-name="T20"> QName {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19">val</text:span><text:span text:style-name="T20"> QName qn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9">attr</text:span><text:span text:style-name="T20"> String name;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20">};</text:span></text:p>
              </text:list-item>
            </text:list>
            <text:list text:style-name="L2">
              <text:list-item>
                <text:p text:style-name="P22"><text:span text:style-name="T19">refer</text:span><text:span text:style-name="T20"> Type </text:span><text:span text:style-name="T19">as</text:span><text:span text:style-name="T20"> QName;</text:span></text:p>
              </text:list-item>
            </text:list>
            <text:list text:style-name="L2">
              <text:list-item>
                <text:p text:style-name="P22"><text:span text:style-name="T20"/></text:p>
              </text:list-item>
            </text:list>
            <text:list text:style-name="L2">
              <text:list-item>
                <text:p text:style-name="P22"><text:span text:style-name="T19">cross refer</text:span><text:span text:style-name="T20"> Variable </text:span><text:span text:style-name="T19">as</text:span><text:span text:style-name="T20"> String;</text:span></text:p>
              </text:list-item>
            </text:list>
            <text:list text:style-name="L2">
              <text:list-item>
                <text:p text:style-name="P22"><text:span text:style-name="T19">cross refer</text:span><text:span text:style-name="T20"> Procedure </text:span><text:span text:style-name="T19">as</text:span><text:span text:style-name="T20"> String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">
        <office:forms form:automatic-focus="false" form:apply-design-mode="false"/>
        <draw:frame presentation:style-name="pr6" draw:layer="layout" svg:width="25.199cm" svg:height="3.256cm" svg:x="1.4cm" svg:y="0.161cm" presentation:class="title" presentation:user-transformed="true">
          <draw:text-box>
            <text:p text:style-name="P1">Результат трансформации</text:p>
          </draw:text-box>
        </draw:frame>
        <draw:rect draw:style-name="gr18" draw:text-style-name="P13" draw:id="id40" draw:layer="layout" svg:width="5.5cm" svg:height="1.554cm" svg:x="4.7cm" svg:y="16.046cm">
          <text:p text:style-name="P13"><text:span text:style-name="T9">Call</text:span></text:p>
        </draw:rect>
        <draw:rect draw:style-name="gr18" draw:text-style-name="P13" draw:id="id41" draw:layer="layout" svg:width="5cm" svg:height="1.7cm" svg:x="3.6cm" svg:y="11.1cm">
          <text:p text:style-name="P13"><text:span text:style-name="T9">Procedure</text:span></text:p>
          <text:p text:style-name="P13"><text:span text:style-name="T12">name=«p»</text:span></text:p>
        </draw:rect>
        <draw:rect draw:style-name="gr18" draw:text-style-name="P13" draw:id="id37" draw:layer="layout" svg:width="5cm" svg:height="2cm" svg:x="3.6cm" svg:y="6.5cm">
          <draw:glue-point draw:id="4" svg:x="5cm" svg:y="2.5cm"/>
          <text:p text:style-name="P13"><text:span text:style-name="T9">Variable</text:span></text:p>
          <text:p text:style-name="P13"><text:span text:style-name="T10">name=«a»</text:span></text:p>
        </draw:rect>
        <draw:rect draw:style-name="gr18" draw:text-style-name="P13" draw:id="id39" draw:layer="layout" svg:width="5.5cm" svg:height="1.5cm" svg:x="4.6cm" svg:y="13.6cm">
          <text:p text:style-name="P13"><text:span text:style-name="T9">Assign</text:span></text:p>
        </draw:rect>
        <draw:rect draw:style-name="gr18" draw:text-style-name="P13" draw:id="id38" draw:layer="layout" svg:width="2.5cm" svg:height="1.5cm" svg:x="11.6cm" svg:y="8.9cm">
          <text:p text:style-name="P13"><text:span text:style-name="T9">Int</text:span></text:p>
        </draw:rect>
        <draw:rect draw:style-name="gr18" draw:text-style-name="P12" draw:id="id42" draw:layer="layout" svg:width="5.4cm" svg:height="2.2cm" svg:x="2.6cm" svg:y="3.5cm">
          <text:p text:style-name="P13"><text:span text:style-name="T9">Unit</text:span></text:p>
          <text:p text:style-name="P13"><text:span text:style-name="T12">name=«sample»</text:span></text:p>
        </draw:rect>
        <draw:connector draw:style-name="gr19" draw:text-style-name="P4" draw:layer="layout" svg:x1="8.6cm" svg:y1="7.5cm" svg:x2="12.85cm" svg:y2="8.9cm" draw:start-shape="id37" draw:start-glue-point="1" draw:end-shape="id38" draw:end-glue-point="0">
          <text:p text:style-name="P1"/>
        </draw:connector>
        <draw:frame draw:style-name="gr20" draw:text-style-name="P15" draw:layer="layout" svg:width="1.7cm" svg:height="0.963cm" svg:x="11.35cm" svg:y="7.5cm">
          <draw:text-box>
            <text:p text:style-name="P15"><text:span text:style-name="T10">type</text:span></text:p>
          </draw:text-box>
        </draw:frame>
        <draw:connector draw:style-name="gr19" draw:text-style-name="P4" draw:layer="layout" svg:x1="10.1cm" svg:y1="14.35cm" svg:x2="8.6cm" svg:y2="8cm" draw:start-shape="id39" draw:start-glue-point="1" draw:end-shape="id37" draw:end-glue-point="4">
          <text:p text:style-name="P1"/>
        </draw:connector>
        <draw:frame draw:style-name="gr20" draw:text-style-name="P15" draw:layer="layout" svg:width="3.5cm" svg:height="0.963cm" svg:x="8.1cm" svg:y="9.137cm">
          <draw:text-box>
            <text:p text:style-name="P15"><text:span text:style-name="T10">variable</text:span></text:p>
          </draw:text-box>
        </draw:frame>
        <draw:connector draw:style-name="gr19" draw:text-style-name="P4" draw:layer="layout" draw:line-skew="1.4cm" svg:x1="10.2cm" svg:y1="16.823cm" svg:x2="8.6cm" svg:y2="11.95cm" draw:start-shape="id40" draw:start-glue-point="1" draw:end-shape="id41" draw:end-glue-point="1">
          <text:p text:style-name="P1"/>
        </draw:connector>
        <draw:frame draw:style-name="gr20" draw:text-style-name="P15" draw:layer="layout" svg:width="3.5cm" svg:height="0.963cm" svg:x="9.2cm" svg:y="11.2cm">
          <draw:text-box>
            <text:p text:style-name="P15"><text:span text:style-name="T10">procedure</text:span></text:p>
          </draw:text-box>
        </draw:frame>
        <draw:connector draw:style-name="gr1" draw:text-style-name="P4" draw:layer="layout" svg:x1="2.6cm" svg:y1="4.6cm" svg:x2="3.6cm" svg:y2="7.5cm" draw:start-shape="id42" draw:start-glue-point="3" draw:end-shape="id37" draw:end-glue-point="3">
          <text:p text:style-name="P1"/>
        </draw:connector>
        <draw:connector draw:style-name="gr1" draw:text-style-name="P4" draw:layer="layout" svg:x1="2.6cm" svg:y1="4.6cm" svg:x2="3.6cm" svg:y2="11.95cm" draw:start-shape="id42" draw:start-glue-point="3" draw:end-shape="id41" draw:end-glue-point="3">
          <text:p text:style-name="P1"/>
        </draw:connector>
        <draw:connector draw:style-name="gr1" draw:text-style-name="P4" draw:layer="layout" svg:x1="3.6cm" svg:y1="11.95cm" svg:x2="4.6cm" svg:y2="14.35cm" draw:start-shape="id41" draw:start-glue-point="3" draw:end-shape="id39" draw:end-glue-point="3">
          <text:p text:style-name="P1"/>
        </draw:connector>
        <draw:connector draw:style-name="gr1" draw:text-style-name="P4" draw:layer="layout" svg:x1="3.6cm" svg:y1="11.95cm" svg:x2="4.7cm" svg:y2="16.823cm" draw:start-shape="id41" draw:start-glue-point="3" draw:end-shape="id40" draw:end-glue-point="3">
          <text:p text:style-name="P1"/>
        </draw:connector>
        <draw:rect draw:style-name="gr21" draw:text-style-name="P16" draw:layer="layout" svg:width="10cm" svg:height="16.5cm" svg:x="1.1cm" svg:y="3.1cm">
          <text:p text:style-name="P11"><text:span text:style-name="T13">Целевая модель</text:span></text:p>
        </draw:rect>
        <draw:rect draw:style-name="gr24" draw:text-style-name="P13" draw:id="id47" draw:layer="layout" svg:width="5.5cm" svg:height="2cm" svg:x="18.1cm" svg:y="16.046cm">
          <text:p text:style-name="P13"><text:span text:style-name="T9">CallAS</text:span></text:p>
          <text:p text:style-name="P13"><text:span text:style-name="T10">procedure=«p»</text:span></text:p>
        </draw:rect>
        <draw:rect draw:style-name="gr24" draw:text-style-name="P13" draw:id="id45" draw:layer="layout" svg:width="5cm" svg:height="1.7cm" svg:x="17cm" svg:y="11.1cm">
          <text:p text:style-name="P13"><text:span text:style-name="T9">ProcedureAS</text:span></text:p>
          <text:p text:style-name="P13"><text:span text:style-name="T12">name=«p»</text:span></text:p>
        </draw:rect>
        <draw:rect draw:style-name="gr24" draw:text-style-name="P13" draw:id="id44" draw:layer="layout" svg:width="5cm" svg:height="2cm" svg:x="17cm" svg:y="6.5cm">
          <draw:glue-point draw:id="4" svg:x="5cm" svg:y="2.5cm"/>
          <text:p text:style-name="P13"><text:span text:style-name="T9">VariableAS</text:span></text:p>
          <text:p text:style-name="P13"><text:span text:style-name="T10">name=«a»</text:span></text:p>
        </draw:rect>
        <draw:rect draw:style-name="gr24" draw:text-style-name="P13" draw:id="id46" draw:layer="layout" svg:width="5.5cm" svg:height="2cm" svg:x="18cm" svg:y="13.4cm">
          <text:p text:style-name="P13"><text:span text:style-name="T9">AssignAS</text:span></text:p>
          <text:p text:style-name="P13"><text:span text:style-name="T12">variable=«a»</text:span></text:p>
        </draw:rect>
        <draw:rect draw:style-name="gr24" draw:text-style-name="P12" draw:id="id43" draw:layer="layout" svg:width="5.4cm" svg:height="2.2cm" svg:x="16cm" svg:y="3.5cm">
          <text:p text:style-name="P13"><text:span text:style-name="T9">UnitAS</text:span></text:p>
          <text:p text:style-name="P13"><text:span text:style-name="T12">name=«sample»</text:span></text:p>
        </draw:rect>
        <draw:connector draw:style-name="gr25" draw:text-style-name="P4" draw:layer="layout" svg:x1="16cm" svg:y1="4.6cm" svg:x2="17cm" svg:y2="7.5cm" draw:start-shape="id43" draw:start-glue-point="3" draw:end-shape="id44" draw:end-glue-point="3">
          <text:p text:style-name="P1"/>
        </draw:connector>
        <draw:connector draw:style-name="gr25" draw:text-style-name="P4" draw:layer="layout" svg:x1="16cm" svg:y1="4.6cm" svg:x2="17cm" svg:y2="11.95cm" draw:start-shape="id43" draw:start-glue-point="3" draw:end-shape="id45" draw:end-glue-point="3">
          <text:p text:style-name="P1"/>
        </draw:connector>
        <draw:connector draw:style-name="gr25" draw:text-style-name="P4" draw:layer="layout" svg:x1="17cm" svg:y1="11.95cm" svg:x2="18cm" svg:y2="14.4cm" draw:start-shape="id45" draw:start-glue-point="3" draw:end-shape="id46" draw:end-glue-point="3">
          <text:p text:style-name="P1"/>
        </draw:connector>
        <draw:connector draw:style-name="gr25" draw:text-style-name="P4" draw:layer="layout" svg:x1="17cm" svg:y1="11.95cm" svg:x2="18.1cm" svg:y2="17.046cm" draw:start-shape="id45" draw:start-glue-point="3" draw:end-shape="id47" draw:end-glue-point="3">
          <text:p text:style-name="P1"/>
        </draw:connector>
        <draw:rect draw:style-name="gr21" draw:text-style-name="P16" draw:layer="layout" svg:width="12.3cm" svg:height="16.5cm" svg:x="14.5cm" svg:y="3.1cm">
          <text:p text:style-name="P11"><text:span text:style-name="T13">AST</text:span></text:p>
        </draw:rect>
        <draw:rect draw:style-name="gr24" draw:text-style-name="P25" draw:id="id48" draw:layer="layout" svg:width="4cm" svg:height="1.5cm" svg:x="17.8cm" svg:y="9.1cm">
          <draw:glue-point draw:id="4" svg:x="5cm" svg:y="2.5cm"/>
          <text:p text:style-name="P25"><text:span text:style-name="T9">QName</text:span></text:p>
          <text:p text:style-name="P25"><text:span text:style-name="T12">name=«std»</text:span></text:p>
        </draw:rect>
        <draw:rect draw:style-name="gr24" draw:text-style-name="P25" draw:id="id49" draw:layer="layout" svg:width="4cm" svg:height="1.5cm" svg:x="22.5cm" svg:y="9.1cm">
          <draw:glue-point draw:id="4" svg:x="5cm" svg:y="2.5cm"/>
          <text:p text:style-name="P25"><text:span text:style-name="T9">QName</text:span></text:p>
          <text:p text:style-name="P25"><text:span text:style-name="T12">name=«Int»</text:span></text:p>
        </draw:rect>
        <draw:connector draw:style-name="gr1" draw:text-style-name="P4" draw:layer="layout" svg:x1="17cm" svg:y1="7.5cm" svg:x2="17.8cm" svg:y2="9.85cm" draw:start-shape="id44" draw:start-glue-point="3" draw:end-shape="id48" draw:end-glue-point="3">
          <text:p text:style-name="P1"/>
        </draw:connector>
        <draw:connector draw:style-name="gr1" draw:text-style-name="P4" draw:layer="layout" svg:x1="21.8cm" svg:y1="9.85cm" svg:x2="22.5cm" svg:y2="9.85cm" draw:start-shape="id48" draw:start-glue-point="1" draw:end-shape="id49" draw:end-glue-point="3">
          <text:p text:style-name="P1"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">
        <office:forms form:automatic-focus="false" form:apply-design-mode="false"/>
        <draw:frame presentation:style-name="pr6" draw:layer="layout" svg:width="25.199cm" svg:height="3.256cm" svg:x="1.4cm" svg:y="0.161cm" presentation:class="title" presentation:user-transformed="true">
          <draw:text-box>
            <text:p text:style-name="P1">Результат трансформации</text:p>
          </draw:text-box>
        </draw:frame>
        <draw:rect draw:style-name="gr18" draw:text-style-name="P13" draw:id="id53" draw:layer="layout" svg:width="5.5cm" svg:height="1.554cm" svg:x="4.7cm" svg:y="16.046cm">
          <text:p text:style-name="P13"><text:span text:style-name="T9">Call</text:span></text:p>
        </draw:rect>
        <draw:rect draw:style-name="gr18" draw:text-style-name="P13" draw:id="id54" draw:layer="layout" svg:width="5cm" svg:height="1.7cm" svg:x="3.6cm" svg:y="11.1cm">
          <text:p text:style-name="P13"><text:span text:style-name="T9">Procedure</text:span></text:p>
          <text:p text:style-name="P13"><text:span text:style-name="T12">name=«p»</text:span></text:p>
        </draw:rect>
        <draw:rect draw:style-name="gr18" draw:text-style-name="P13" draw:id="id50" draw:layer="layout" svg:width="5cm" svg:height="2cm" svg:x="3.6cm" svg:y="6.5cm">
          <draw:glue-point draw:id="4" svg:x="5cm" svg:y="2.5cm"/>
          <text:p text:style-name="P13"><text:span text:style-name="T9">Variable</text:span></text:p>
          <text:p text:style-name="P13"><text:span text:style-name="T10">name=«a»</text:span></text:p>
        </draw:rect>
        <draw:rect draw:style-name="gr18" draw:text-style-name="P13" draw:id="id52" draw:layer="layout" svg:width="5.5cm" svg:height="1.5cm" svg:x="4.6cm" svg:y="13.6cm">
          <text:p text:style-name="P13"><text:span text:style-name="T9">Assign</text:span></text:p>
        </draw:rect>
        <draw:rect draw:style-name="gr18" draw:text-style-name="P13" draw:id="id51" draw:layer="layout" svg:width="2.5cm" svg:height="1.5cm" svg:x="11.6cm" svg:y="8.9cm">
          <text:p text:style-name="P13"><text:span text:style-name="T9">Int</text:span></text:p>
        </draw:rect>
        <draw:rect draw:style-name="gr18" draw:text-style-name="P12" draw:id="id55" draw:layer="layout" svg:width="5.4cm" svg:height="2.2cm" svg:x="2.6cm" svg:y="3.5cm">
          <text:p text:style-name="P13"><text:span text:style-name="T9">Unit</text:span></text:p>
          <text:p text:style-name="P13"><text:span text:style-name="T12">name=«sample»</text:span></text:p>
        </draw:rect>
        <draw:connector draw:style-name="gr19" draw:text-style-name="P4" draw:layer="layout" svg:x1="8.6cm" svg:y1="7.5cm" svg:x2="12.85cm" svg:y2="8.9cm" draw:start-shape="id50" draw:start-glue-point="1" draw:end-shape="id51" draw:end-glue-point="0">
          <text:p text:style-name="P1"/>
        </draw:connector>
        <draw:frame draw:style-name="gr20" draw:text-style-name="P15" draw:layer="layout" svg:width="1.7cm" svg:height="0.963cm" svg:x="11.35cm" svg:y="7.5cm">
          <draw:text-box>
            <text:p text:style-name="P15"><text:span text:style-name="T10">type</text:span></text:p>
          </draw:text-box>
        </draw:frame>
        <draw:connector draw:style-name="gr19" draw:text-style-name="P4" draw:layer="layout" svg:x1="10.1cm" svg:y1="14.35cm" svg:x2="8.6cm" svg:y2="8cm" draw:start-shape="id52" draw:start-glue-point="1" draw:end-shape="id50" draw:end-glue-point="4">
          <text:p text:style-name="P1"/>
        </draw:connector>
        <draw:frame draw:style-name="gr20" draw:text-style-name="P15" draw:layer="layout" svg:width="3.5cm" svg:height="0.963cm" svg:x="8.1cm" svg:y="9.137cm">
          <draw:text-box>
            <text:p text:style-name="P15"><text:span text:style-name="T10">variable</text:span></text:p>
          </draw:text-box>
        </draw:frame>
        <draw:connector draw:style-name="gr19" draw:text-style-name="P4" draw:layer="layout" draw:line-skew="1.4cm" svg:x1="10.2cm" svg:y1="16.823cm" svg:x2="8.6cm" svg:y2="11.95cm" draw:start-shape="id53" draw:start-glue-point="1" draw:end-shape="id54" draw:end-glue-point="1">
          <text:p text:style-name="P1"/>
        </draw:connector>
        <draw:frame draw:style-name="gr20" draw:text-style-name="P15" draw:layer="layout" svg:width="3.5cm" svg:height="0.963cm" svg:x="9.2cm" svg:y="11.2cm">
          <draw:text-box>
            <text:p text:style-name="P15"><text:span text:style-name="T10">procedure</text:span></text:p>
          </draw:text-box>
        </draw:frame>
        <draw:connector draw:style-name="gr1" draw:text-style-name="P4" draw:layer="layout" svg:x1="2.6cm" svg:y1="4.6cm" svg:x2="3.6cm" svg:y2="7.5cm" draw:start-shape="id55" draw:start-glue-point="3" draw:end-shape="id50" draw:end-glue-point="3">
          <text:p text:style-name="P1"/>
        </draw:connector>
        <draw:connector draw:style-name="gr1" draw:text-style-name="P4" draw:layer="layout" svg:x1="2.6cm" svg:y1="4.6cm" svg:x2="3.6cm" svg:y2="11.95cm" draw:start-shape="id55" draw:start-glue-point="3" draw:end-shape="id54" draw:end-glue-point="3">
          <text:p text:style-name="P1"/>
        </draw:connector>
        <draw:connector draw:style-name="gr1" draw:text-style-name="P4" draw:layer="layout" svg:x1="3.6cm" svg:y1="11.95cm" svg:x2="4.6cm" svg:y2="14.35cm" draw:start-shape="id54" draw:start-glue-point="3" draw:end-shape="id52" draw:end-glue-point="3">
          <text:p text:style-name="P1"/>
        </draw:connector>
        <draw:connector draw:style-name="gr1" draw:text-style-name="P4" draw:layer="layout" svg:x1="3.6cm" svg:y1="11.95cm" svg:x2="4.7cm" svg:y2="16.823cm" draw:start-shape="id54" draw:start-glue-point="3" draw:end-shape="id53" draw:end-glue-point="3">
          <text:p text:style-name="P1"/>
        </draw:connector>
        <draw:rect draw:style-name="gr21" draw:text-style-name="P16" draw:layer="layout" svg:width="10cm" svg:height="16.5cm" svg:x="1.1cm" svg:y="3.1cm">
          <text:p text:style-name="P11"><text:span text:style-name="T13">Целевая модель</text:span></text:p>
        </draw:rect>
        <draw:rect draw:style-name="gr24" draw:text-style-name="P13" draw:id="id60" draw:layer="layout" svg:width="5.5cm" svg:height="2cm" svg:x="18.1cm" svg:y="16.046cm">
          <text:p text:style-name="P13"><text:span text:style-name="T9">CallAS</text:span></text:p>
          <text:p text:style-name="P13"><text:span text:style-name="T10">procedure=«p»</text:span></text:p>
        </draw:rect>
        <draw:rect draw:style-name="gr24" draw:text-style-name="P13" draw:id="id58" draw:layer="layout" svg:width="5cm" svg:height="1.7cm" svg:x="17cm" svg:y="11.1cm">
          <text:p text:style-name="P13"><text:span text:style-name="T9">ProcedureAS</text:span></text:p>
          <text:p text:style-name="P13"><text:span text:style-name="T12">name=«p»</text:span></text:p>
        </draw:rect>
        <draw:rect draw:style-name="gr24" draw:text-style-name="P13" draw:id="id57" draw:layer="layout" svg:width="5cm" svg:height="2cm" svg:x="17cm" svg:y="6.5cm">
          <draw:glue-point draw:id="4" svg:x="5cm" svg:y="2.5cm"/>
          <text:p text:style-name="P13"><text:span text:style-name="T9">VariableAS</text:span></text:p>
          <text:p text:style-name="P13"><text:span text:style-name="T10">name=«a»</text:span></text:p>
        </draw:rect>
        <draw:rect draw:style-name="gr24" draw:text-style-name="P13" draw:id="id59" draw:layer="layout" svg:width="5.5cm" svg:height="2cm" svg:x="18cm" svg:y="13.4cm">
          <text:p text:style-name="P13"><text:span text:style-name="T9">AssignAS</text:span></text:p>
          <text:p text:style-name="P13"><text:span text:style-name="T12">variable=«a»</text:span></text:p>
        </draw:rect>
        <draw:rect draw:style-name="gr24" draw:text-style-name="P12" draw:id="id56" draw:layer="layout" svg:width="5.4cm" svg:height="2.2cm" svg:x="16cm" svg:y="3.5cm">
          <text:p text:style-name="P13"><text:span text:style-name="T9">UnitAS</text:span></text:p>
          <text:p text:style-name="P13"><text:span text:style-name="T12">name=«sample»</text:span></text:p>
        </draw:rect>
        <draw:connector draw:style-name="gr25" draw:text-style-name="P4" draw:layer="layout" svg:x1="16cm" svg:y1="4.6cm" svg:x2="17cm" svg:y2="7.5cm" draw:start-shape="id56" draw:start-glue-point="3" draw:end-shape="id57" draw:end-glue-point="3">
          <text:p text:style-name="P1"/>
        </draw:connector>
        <draw:connector draw:style-name="gr25" draw:text-style-name="P4" draw:layer="layout" svg:x1="16cm" svg:y1="4.6cm" svg:x2="17cm" svg:y2="11.95cm" draw:start-shape="id56" draw:start-glue-point="3" draw:end-shape="id58" draw:end-glue-point="3">
          <text:p text:style-name="P1"/>
        </draw:connector>
        <draw:connector draw:style-name="gr25" draw:text-style-name="P4" draw:layer="layout" svg:x1="17cm" svg:y1="11.95cm" svg:x2="18cm" svg:y2="14.4cm" draw:start-shape="id58" draw:start-glue-point="3" draw:end-shape="id59" draw:end-glue-point="3">
          <text:p text:style-name="P1"/>
        </draw:connector>
        <draw:connector draw:style-name="gr25" draw:text-style-name="P4" draw:layer="layout" svg:x1="17cm" svg:y1="11.95cm" svg:x2="18.1cm" svg:y2="17.046cm" draw:start-shape="id58" draw:start-glue-point="3" draw:end-shape="id60" draw:end-glue-point="3">
          <text:p text:style-name="P1"/>
        </draw:connector>
        <draw:rect draw:style-name="gr21" draw:text-style-name="P16" draw:layer="layout" svg:width="12.3cm" svg:height="16.5cm" svg:x="14.5cm" svg:y="3.1cm">
          <text:p text:style-name="P11"><text:span text:style-name="T13">AST</text:span></text:p>
        </draw:rect>
        <draw:rect draw:style-name="gr24" draw:text-style-name="P25" draw:id="id61" draw:layer="layout" svg:width="4cm" svg:height="1.5cm" svg:x="17.8cm" svg:y="9.1cm">
          <draw:glue-point draw:id="4" svg:x="5cm" svg:y="2.5cm"/>
          <text:p text:style-name="P25"><text:span text:style-name="T9">QName</text:span></text:p>
          <text:p text:style-name="P25"><text:span text:style-name="T12">name=«std»</text:span></text:p>
        </draw:rect>
        <draw:rect draw:style-name="gr24" draw:text-style-name="P25" draw:id="id62" draw:layer="layout" svg:width="4cm" svg:height="1.5cm" svg:x="22.5cm" svg:y="9.1cm">
          <draw:glue-point draw:id="4" svg:x="5cm" svg:y="2.5cm"/>
          <text:p text:style-name="P25"><text:span text:style-name="T9">QName</text:span></text:p>
          <text:p text:style-name="P25"><text:span text:style-name="T12">name=«Int»</text:span></text:p>
        </draw:rect>
        <draw:connector draw:style-name="gr1" draw:text-style-name="P4" draw:layer="layout" svg:x1="17cm" svg:y1="7.5cm" svg:x2="17.8cm" svg:y2="9.85cm" draw:start-shape="id57" draw:start-glue-point="3" draw:end-shape="id61" draw:end-glue-point="3">
          <text:p text:style-name="P1"/>
        </draw:connector>
        <draw:connector draw:style-name="gr1" draw:text-style-name="P4" draw:layer="layout" svg:x1="21.8cm" svg:y1="9.85cm" svg:x2="22.5cm" svg:y2="9.85cm" draw:start-shape="id61" draw:start-glue-point="1" draw:end-shape="id62" draw:end-glue-point="3">
          <text:p text:style-name="P1"/>
        </draw:connector>
        <draw:custom-shape draw:style-name="gr17" draw:text-style-name="P4" draw:layer="layout" svg:width="3.5cm" svg:height="2.5cm" svg:x="10.5cm" svg:y="7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2" draw:text-style-name="P4" draw:layer="layout" svg:x1="13.5cm" svg:y1="18.5cm" svg:x2="12.5cm" svg:y2="9.5cm">
          <text:p text:style-name="P1"/>
        </draw:line>
        <draw:frame draw:style-name="gr23" draw:text-style-name="P20" draw:layer="layout" svg:width="4.79cm" svg:height="2.021cm" svg:x="10.3cm" svg:y="18.479cm">
          <draw:text-box>
            <text:p text:style-name="P19"><text:span text:style-name="T18">Ссылка на </text:span></text:p>
            <text:p text:style-name="P19"><text:span text:style-name="T18">тип Int</text:span></text:p>
          </draw:text-box>
        </draw:frame>
        <draw:custom-shape draw:style-name="gr17" draw:text-style-name="P4" draw:layer="layout" svg:width="9.5cm" svg:height="2.5cm" svg:x="17.5cm" svg:y="8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2" draw:text-style-name="P4" draw:layer="layout" svg:x1="13.5cm" svg:y1="18.5cm" svg:x2="20cm" svg:y2="11cm">
          <text:p text:style-name="P1"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">
        <office:forms form:automatic-focus="false" form:apply-design-mode="false"/>
        <draw:frame presentation:style-name="pr6" draw:layer="layout" svg:width="25.199cm" svg:height="3.256cm" svg:x="1.4cm" svg:y="0.161cm" presentation:class="title" presentation:user-transformed="true">
          <draw:text-box>
            <text:p text:style-name="P1">Результат трансформации</text:p>
          </draw:text-box>
        </draw:frame>
        <draw:rect draw:style-name="gr18" draw:text-style-name="P13" draw:id="id66" draw:layer="layout" svg:width="5.5cm" svg:height="1.554cm" svg:x="4.7cm" svg:y="16.046cm">
          <text:p text:style-name="P6"><text:span text:style-name="T9">Call</text:span></text:p>
        </draw:rect>
        <draw:rect draw:style-name="gr18" draw:text-style-name="P13" draw:id="id67" draw:layer="layout" svg:width="5cm" svg:height="1.7cm" svg:x="3.6cm" svg:y="11.1cm">
          <text:p text:style-name="P6"><text:span text:style-name="T9">Procedure</text:span></text:p>
          <text:p text:style-name="P6"><text:span text:style-name="T12">name=«p»</text:span></text:p>
        </draw:rect>
        <draw:rect draw:style-name="gr18" draw:text-style-name="P13" draw:id="id63" draw:layer="layout" svg:width="5cm" svg:height="2cm" svg:x="3.6cm" svg:y="6.5cm">
          <draw:glue-point draw:id="4" svg:x="5cm" svg:y="2.5cm"/>
          <text:p text:style-name="P6"><text:span text:style-name="T9">Variable</text:span></text:p>
          <text:p text:style-name="P6"><text:span text:style-name="T10">name=«a»</text:span></text:p>
        </draw:rect>
        <draw:rect draw:style-name="gr18" draw:text-style-name="P13" draw:id="id65" draw:layer="layout" svg:width="5.5cm" svg:height="1.5cm" svg:x="4.6cm" svg:y="13.6cm">
          <text:p text:style-name="P6"><text:span text:style-name="T9">Assign</text:span></text:p>
        </draw:rect>
        <draw:rect draw:style-name="gr18" draw:text-style-name="P13" draw:id="id64" draw:layer="layout" svg:width="2.5cm" svg:height="1.5cm" svg:x="11.6cm" svg:y="8.9cm">
          <text:p text:style-name="P6"><text:span text:style-name="T9">Int</text:span></text:p>
        </draw:rect>
        <draw:rect draw:style-name="gr18" draw:text-style-name="P12" draw:id="id68" draw:layer="layout" svg:width="5.4cm" svg:height="2.2cm" svg:x="2.6cm" svg:y="3.5cm">
          <text:p text:style-name="P6"><text:span text:style-name="T9">Unit</text:span></text:p>
          <text:p text:style-name="P6"><text:span text:style-name="T12">name=«sample»</text:span></text:p>
        </draw:rect>
        <draw:connector draw:style-name="gr19" draw:text-style-name="P4" draw:layer="layout" svg:x1="8.6cm" svg:y1="7.5cm" svg:x2="12.85cm" svg:y2="8.9cm" draw:start-shape="id63" draw:start-glue-point="1" draw:end-shape="id64" draw:end-glue-point="0">
          <text:p text:style-name="P1"/>
        </draw:connector>
        <draw:frame draw:style-name="gr20" draw:text-style-name="P15" draw:layer="layout" svg:width="1.7cm" svg:height="0.963cm" svg:x="11.35cm" svg:y="7.5cm">
          <draw:text-box>
            <text:p text:style-name="P1"><text:span text:style-name="T10">type</text:span></text:p>
          </draw:text-box>
        </draw:frame>
        <draw:connector draw:style-name="gr19" draw:text-style-name="P4" draw:layer="layout" svg:x1="10.1cm" svg:y1="14.35cm" svg:x2="8.6cm" svg:y2="8cm" draw:start-shape="id65" draw:start-glue-point="1" draw:end-shape="id63" draw:end-glue-point="4">
          <text:p text:style-name="P1"/>
        </draw:connector>
        <draw:frame draw:style-name="gr20" draw:text-style-name="P15" draw:layer="layout" svg:width="3.5cm" svg:height="0.963cm" svg:x="8.1cm" svg:y="9.137cm">
          <draw:text-box>
            <text:p text:style-name="P1"><text:span text:style-name="T10">variable</text:span></text:p>
          </draw:text-box>
        </draw:frame>
        <draw:connector draw:style-name="gr19" draw:text-style-name="P4" draw:layer="layout" draw:line-skew="1.4cm" svg:x1="10.2cm" svg:y1="16.823cm" svg:x2="8.6cm" svg:y2="11.95cm" draw:start-shape="id66" draw:start-glue-point="1" draw:end-shape="id67" draw:end-glue-point="1">
          <text:p text:style-name="P1"/>
        </draw:connector>
        <draw:frame draw:style-name="gr20" draw:text-style-name="P15" draw:layer="layout" svg:width="3.5cm" svg:height="0.963cm" svg:x="9.2cm" svg:y="11.2cm">
          <draw:text-box>
            <text:p text:style-name="P1"><text:span text:style-name="T10">procedure</text:span></text:p>
          </draw:text-box>
        </draw:frame>
        <draw:connector draw:style-name="gr1" draw:text-style-name="P4" draw:layer="layout" svg:x1="2.6cm" svg:y1="4.6cm" svg:x2="3.6cm" svg:y2="7.5cm" draw:start-shape="id68" draw:start-glue-point="3" draw:end-shape="id63" draw:end-glue-point="3">
          <text:p text:style-name="P1"/>
        </draw:connector>
        <draw:connector draw:style-name="gr1" draw:text-style-name="P4" draw:layer="layout" svg:x1="2.6cm" svg:y1="4.6cm" svg:x2="3.6cm" svg:y2="11.95cm" draw:start-shape="id68" draw:start-glue-point="3" draw:end-shape="id67" draw:end-glue-point="3">
          <text:p text:style-name="P1"/>
        </draw:connector>
        <draw:connector draw:style-name="gr1" draw:text-style-name="P4" draw:layer="layout" svg:x1="3.6cm" svg:y1="11.95cm" svg:x2="4.6cm" svg:y2="14.35cm" draw:start-shape="id67" draw:start-glue-point="3" draw:end-shape="id65" draw:end-glue-point="3">
          <text:p text:style-name="P1"/>
        </draw:connector>
        <draw:connector draw:style-name="gr1" draw:text-style-name="P4" draw:layer="layout" svg:x1="3.6cm" svg:y1="11.95cm" svg:x2="4.7cm" svg:y2="16.823cm" draw:start-shape="id67" draw:start-glue-point="3" draw:end-shape="id66" draw:end-glue-point="3">
          <text:p text:style-name="P1"/>
        </draw:connector>
        <draw:rect draw:style-name="gr21" draw:text-style-name="P16" draw:layer="layout" svg:width="10cm" svg:height="16.5cm" svg:x="1.1cm" svg:y="3.1cm">
          <text:p text:style-name="P6"><text:span text:style-name="T13">Целевая модель</text:span></text:p>
        </draw:rect>
        <draw:rect draw:style-name="gr24" draw:text-style-name="P13" draw:id="id73" draw:layer="layout" svg:width="5.5cm" svg:height="2cm" svg:x="18.1cm" svg:y="16.046cm">
          <text:p text:style-name="P6"><text:span text:style-name="T9">CallAS</text:span></text:p>
          <text:p text:style-name="P6"><text:span text:style-name="T10">procedure=«p»</text:span></text:p>
        </draw:rect>
        <draw:rect draw:style-name="gr24" draw:text-style-name="P13" draw:id="id71" draw:layer="layout" svg:width="5cm" svg:height="1.7cm" svg:x="17cm" svg:y="11.1cm">
          <text:p text:style-name="P6"><text:span text:style-name="T9">ProcedureAS</text:span></text:p>
          <text:p text:style-name="P6"><text:span text:style-name="T12">name=«p»</text:span></text:p>
        </draw:rect>
        <draw:rect draw:style-name="gr24" draw:text-style-name="P13" draw:id="id70" draw:layer="layout" svg:width="5cm" svg:height="2cm" svg:x="17cm" svg:y="6.5cm">
          <draw:glue-point draw:id="4" svg:x="5cm" svg:y="2.5cm"/>
          <text:p text:style-name="P6"><text:span text:style-name="T9">VariableAS</text:span></text:p>
          <text:p text:style-name="P6"><text:span text:style-name="T10">name=«a»</text:span></text:p>
        </draw:rect>
        <draw:rect draw:style-name="gr24" draw:text-style-name="P13" draw:id="id72" draw:layer="layout" svg:width="5.5cm" svg:height="2cm" svg:x="18cm" svg:y="13.4cm">
          <text:p text:style-name="P6"><text:span text:style-name="T9">AssignAS</text:span></text:p>
          <text:p text:style-name="P6"><text:span text:style-name="T12">variable=«a»</text:span></text:p>
        </draw:rect>
        <draw:rect draw:style-name="gr24" draw:text-style-name="P12" draw:id="id69" draw:layer="layout" svg:width="5.4cm" svg:height="2.2cm" svg:x="16cm" svg:y="3.5cm">
          <text:p text:style-name="P6"><text:span text:style-name="T9">UnitAS</text:span></text:p>
          <text:p text:style-name="P6"><text:span text:style-name="T12">name=«sample»</text:span></text:p>
        </draw:rect>
        <draw:connector draw:style-name="gr25" draw:text-style-name="P4" draw:layer="layout" svg:x1="16cm" svg:y1="4.6cm" svg:x2="17cm" svg:y2="7.5cm" draw:start-shape="id69" draw:start-glue-point="3" draw:end-shape="id70" draw:end-glue-point="3">
          <text:p text:style-name="P1"/>
        </draw:connector>
        <draw:connector draw:style-name="gr25" draw:text-style-name="P4" draw:layer="layout" svg:x1="16cm" svg:y1="4.6cm" svg:x2="17cm" svg:y2="11.95cm" draw:start-shape="id69" draw:start-glue-point="3" draw:end-shape="id71" draw:end-glue-point="3">
          <text:p text:style-name="P1"/>
        </draw:connector>
        <draw:connector draw:style-name="gr25" draw:text-style-name="P4" draw:layer="layout" svg:x1="17cm" svg:y1="11.95cm" svg:x2="18cm" svg:y2="14.4cm" draw:start-shape="id71" draw:start-glue-point="3" draw:end-shape="id72" draw:end-glue-point="3">
          <text:p text:style-name="P1"/>
        </draw:connector>
        <draw:connector draw:style-name="gr25" draw:text-style-name="P4" draw:layer="layout" svg:x1="17cm" svg:y1="11.95cm" svg:x2="18.1cm" svg:y2="17.046cm" draw:start-shape="id71" draw:start-glue-point="3" draw:end-shape="id73" draw:end-glue-point="3">
          <text:p text:style-name="P1"/>
        </draw:connector>
        <draw:rect draw:style-name="gr21" draw:text-style-name="P16" draw:layer="layout" svg:width="12.3cm" svg:height="16.5cm" svg:x="14.5cm" svg:y="3.1cm">
          <text:p text:style-name="P6"><text:span text:style-name="T13">AST</text:span></text:p>
        </draw:rect>
        <draw:rect draw:style-name="gr24" draw:text-style-name="P25" draw:id="id74" draw:layer="layout" svg:width="4cm" svg:height="1.5cm" svg:x="17.8cm" svg:y="9.1cm">
          <draw:glue-point draw:id="4" svg:x="5cm" svg:y="2.5cm"/>
          <text:p text:style-name="P26"><text:span text:style-name="T9">QName</text:span></text:p>
          <text:p text:style-name="P26"><text:span text:style-name="T12">name=«std»</text:span></text:p>
        </draw:rect>
        <draw:rect draw:style-name="gr24" draw:text-style-name="P25" draw:id="id75" draw:layer="layout" svg:width="4cm" svg:height="1.5cm" svg:x="22.5cm" svg:y="9.1cm">
          <draw:glue-point draw:id="4" svg:x="5cm" svg:y="2.5cm"/>
          <text:p text:style-name="P26"><text:span text:style-name="T9">QName</text:span></text:p>
          <text:p text:style-name="P26"><text:span text:style-name="T12">name=«Int»</text:span></text:p>
        </draw:rect>
        <draw:connector draw:style-name="gr1" draw:text-style-name="P4" draw:layer="layout" svg:x1="17cm" svg:y1="7.5cm" svg:x2="17.8cm" svg:y2="9.85cm" draw:start-shape="id70" draw:start-glue-point="3" draw:end-shape="id74" draw:end-glue-point="3">
          <text:p text:style-name="P1"/>
        </draw:connector>
        <draw:connector draw:style-name="gr1" draw:text-style-name="P4" draw:layer="layout" svg:x1="21.8cm" svg:y1="9.85cm" svg:x2="22.5cm" svg:y2="9.85cm" draw:start-shape="id74" draw:start-glue-point="1" draw:end-shape="id75" draw:end-glue-point="3">
          <text:p text:style-name="P1"/>
        </draw:connector>
        <draw:custom-shape draw:style-name="gr17" draw:text-style-name="P4" draw:layer="layout" svg:width="4.5cm" svg:height="3cm" svg:x="7cm" svg:y="7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2" draw:text-style-name="P4" draw:layer="layout" svg:x1="12.5cm" svg:y1="18.5cm" svg:x2="10cm" svg:y2="10.5cm">
          <text:p text:style-name="P1"/>
        </draw:line>
        <draw:frame draw:style-name="gr23" draw:text-style-name="P20" draw:layer="layout" svg:width="5.976cm" svg:height="2.021cm" svg:x="10.3cm" svg:y="18.479cm">
          <draw:text-box>
            <text:p text:style-name="P21"><text:span text:style-name="T18">Ссылка на </text:span></text:p>
            <text:p text:style-name="P21"><text:span text:style-name="T18">переменную a</text:span></text:p>
          </draw:text-box>
        </draw:frame>
        <draw:custom-shape draw:style-name="gr17" draw:text-style-name="P4" draw:layer="layout" svg:width="4.5cm" svg:height="1.5cm" svg:x="18.5cm" svg:y="14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2" draw:text-style-name="P4" draw:layer="layout" svg:x1="14.5cm" svg:y1="18.5cm" svg:x2="19cm" svg:y2="15.5cm">
          <text:p text:style-name="P1"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4T19">
        <office:forms form:automatic-focus="false" form:apply-design-mode="false"/>
        <draw:rect draw:style-name="gr10" draw:text-style-name="P11" draw:layer="layout" svg:width="25.5cm" svg:height="9.5cm" svg:x="1.5cm" svg:y="4.5cm">
          <text:p text:style-name="P6"><text:span text:style-name="T8">Разработка</text:span></text:p>
        </draw:rect>
        <draw:frame presentation:style-name="pr4" draw:text-style-name="P1" draw:layer="layout" svg:width="25.199cm" svg:height="3.507cm" svg:x="1.4cm" svg:y="0.837cm" presentation:class="title">
          <draw:text-box>
            <text:p text:style-name="P1">Процесс разработки</text:p>
          </draw:text-box>
        </draw:frame>
        <draw:rect draw:style-name="gr11" draw:text-style-name="P12" draw:id="id80" draw:layer="layout" svg:width="4cm" svg:height="4cm" svg:x="7.1cm" svg:y="6.3cm">
          <text:p text:style-name="P6"><text:span text:style-name="T9">Классы</text:span></text:p>
          <text:p text:style-name="P6"><text:span text:style-name="T9">целевой </text:span></text:p>
          <text:p text:style-name="P6"><text:span text:style-name="T9">метамодели</text:span></text:p>
        </draw:rect>
        <draw:rect draw:style-name="gr8" draw:text-style-name="P12" draw:id="id82" draw:layer="layout" svg:width="4cm" svg:height="4cm" svg:x="19.1cm" svg:y="6.3cm">
          <text:p text:style-name="P6"><text:span text:style-name="T9">Классы</text:span></text:p>
          <text:p text:style-name="P6"><text:span text:style-name="T9">AST</text:span></text:p>
        </draw:rect>
        <draw:custom-shape draw:style-name="gr12" draw:text-style-name="P13" draw:id="id77" draw:layer="layout" svg:width="6cm" svg:height="2cm" svg:x="12.1cm" svg:y="7.3cm">
          <text:p text:style-name="P6"><text:span text:style-name="T10">трансформация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1" draw:text-style-name="P13" draw:id="id76" draw:layer="layout" svg:width="4cm" svg:height="1.3cm" svg:x="13.1cm" svg:y="4.8cm">
          <text:p text:style-name="P6"><text:span text:style-name="T10">ASTrans</text:span></text:p>
        </draw:rect>
        <draw:connector draw:style-name="gr7" draw:text-style-name="P4" draw:layer="layout" svg:x1="15.1cm" svg:y1="6.1cm" svg:x2="15.1cm" svg:y2="7.3cm" draw:start-shape="id76" draw:start-glue-point="2" draw:end-shape="id77">
          <text:p text:style-name="P1"/>
        </draw:connector>
        <draw:rect draw:style-name="gr13" draw:text-style-name="P12" draw:id="id78" draw:layer="layout" svg:width="4.8cm" svg:height="2cm" svg:x="12.7cm" svg:y="11.4cm">
          <text:p text:style-name="P6"><text:span text:style-name="T9">Модель </text:span></text:p>
          <text:p text:style-name="P6"><text:span text:style-name="T9">соответствия</text:span></text:p>
        </draw:rect>
        <draw:connector draw:style-name="gr7" draw:text-style-name="P4" draw:layer="layout" svg:x1="15.1cm" svg:y1="9.3cm" svg:x2="15.1cm" svg:y2="11.4cm" draw:start-shape="id77" draw:start-glue-point="2" draw:end-shape="id78" draw:end-glue-point="0">
          <text:p text:style-name="P1"/>
        </draw:connector>
        <draw:rect draw:style-name="gr14" draw:text-style-name="P12" draw:id="id83" draw:layer="layout" svg:width="4cm" svg:height="4cm" svg:x="19.1cm" svg:y="15.1cm">
          <text:p text:style-name="P6"><text:span text:style-name="T9">AST</text:span></text:p>
        </draw:rect>
        <draw:custom-shape draw:style-name="gr15" draw:text-style-name="P13" draw:id="id79" draw:layer="layout" svg:width="6.6cm" svg:height="2cm" svg:x="11.8cm" svg:y="16.3cm">
          <text:p text:style-name="P6"><text:span text:style-name="T10">трансформация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" draw:text-style-name="P12" draw:id="id81" draw:layer="layout" svg:width="4cm" svg:height="4cm" svg:x="7.1cm" svg:y="15.2cm">
          <text:p text:style-name="P6"><text:span text:style-name="T9">Целевая </text:span></text:p>
          <text:p text:style-name="P6"><text:span text:style-name="T9">модель</text:span></text:p>
        </draw:rect>
        <draw:connector draw:style-name="gr7" draw:text-style-name="P4" draw:layer="layout" svg:x1="15.1cm" svg:y1="13.4cm" svg:x2="15.1cm" svg:y2="16.3cm" draw:start-shape="id78" draw:start-glue-point="2" draw:end-shape="id79" draw:end-glue-point="0">
          <text:p text:style-name="P1"/>
        </draw:connector>
        <draw:rect draw:style-name="gr10" draw:text-style-name="P11" draw:layer="layout" svg:width="25.5cm" svg:height="5.5cm" svg:x="1.5cm" svg:y="14.5cm">
          <text:p text:style-name="P6"><text:span text:style-name="T8">Результат</text:span></text:p>
        </draw:rect>
        <draw:connector draw:style-name="gr16" draw:text-style-name="P4" draw:layer="layout" svg:x1="9.1cm" svg:y1="10.3cm" svg:x2="9.1cm" svg:y2="15.2cm" draw:start-shape="id80" draw:start-glue-point="2" draw:end-shape="id81" draw:end-glue-point="0">
          <text:p text:style-name="P1"/>
        </draw:connector>
        <draw:connector draw:style-name="gr16" draw:text-style-name="P4" draw:layer="layout" svg:x1="21.1cm" svg:y1="10.3cm" svg:x2="21.1cm" svg:y2="15.1cm" draw:start-shape="id82" draw:start-glue-point="2" draw:end-shape="id83" draw:end-glue-point="0">
          <text:p text:style-name="P1"/>
        </draw:connector>
        <draw:custom-shape draw:style-name="gr17" draw:text-style-name="P4" draw:layer="layout" svg:width="7.2cm" svg:height="8.6cm" svg:x="11.6cm" svg:y="10.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">
        <office:forms form:automatic-focus="false" form:apply-design-mode="false"/>
        <draw:frame presentation:style-name="pr6" draw:text-style-name="P1" draw:layer="layout" svg:width="25.199cm" svg:height="3.473cm" svg:x="1.4cm" svg:y="0.853cm" presentation:class="title" presentation:user-transformed="true">
          <draw:text-box>
            <text:p text:style-name="P1">Соответствие классов AST и целевой метамодели</text:p>
          </draw:text-box>
        </draw:frame>
        <draw:frame presentation:style-name="pr7" draw:text-style-name="P9" draw:layer="layout" svg:width="25.199cm" svg:height="11.586cm" svg:x="1.4cm" svg:y="6.614cm" presentation:class="outline" presentation:user-transformed="true">
          <draw:text-box>
            <text:list text:style-name="L2">
              <text:list-item>
                <text:p text:style-name="P9">Модель создается интерпретатором ASTrans</text:p>
              </text:list-item>
            </text:list>
            <text:list text:style-name="L2">
              <text:list-item>
                <text:p text:style-name="P9">Сохраняется информация, необходимая для генерации кода</text:p>
              </text:list-item>
            </text:list>
            <text:list text:style-name="L2">
              <text:list-item>
                <text:list>
                  <text:list-item>
                    <text:p text:style-name="P10">Пары соответствующих классов, атрибутов и ссылок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Способы преобразования ссыло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">
        <office:forms form:automatic-focus="false" form:apply-design-mode="false"/>
        <draw:frame presentation:style-name="pr6" draw:text-style-name="P1" draw:layer="layout" svg:width="25.199cm" svg:height="3.473cm" svg:x="1.4cm" svg:y="0.653cm" presentation:class="title" presentation:user-transformed="true">
          <draw:text-box>
            <text:p text:style-name="P1">Трансформация<text:line-break/>AST в целевую модель</text:p>
          </draw:text-box>
        </draw:frame>
        <draw:frame presentation:style-name="pr8" draw:text-style-name="P9" draw:layer="layout" svg:width="25.199cm" svg:height="15.586cm" svg:x="1.4cm" svg:y="5.114cm" presentation:class="outline" presentation:user-transformed="true">
          <draw:text-box>
            <text:list text:style-name="L2">
              <text:list-item>
                <text:p text:style-name="P9"><text:span text:style-name="T7">Непосредственное отображение</text:span> </text:p>
              </text:list-item>
            </text:list>
            <text:list text:style-name="L2">
              <text:list-item>
                <text:list>
                  <text:list-item>
                    <text:p text:style-name="P10">Создание объектов, вызов других модулей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1">Генерируется полностью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Семантический анализатор</text:span> </text:p>
              </text:list-item>
            </text:list>
            <text:list text:style-name="L2">
              <text:list-item>
                <text:list>
                  <text:list-item>
                    <text:p text:style-name="P10">Разрешение ссылок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Генерируется интерфейс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Хранилище</text:span><text:span text:style-name="T21"> 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1">Хранение созданных объектов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1">Генерируется интерфей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0.961cm" presentation:class="title" presentation:user-transformed="true">
          <draw:text-box>
            <text:p text:style-name="P1">Результаты</text:p>
          </draw:text-box>
        </draw:frame>
        <draw:frame presentation:style-name="pr5" draw:text-style-name="P9" draw:layer="layout" svg:width="26.1cm" svg:height="13.609cm" svg:x="1.4cm" svg:y="4.914cm" presentation:class="outline" presentation:user-transformed="true">
          <draw:text-box>
            <text:list text:style-name="L2">
              <text:list-item>
                <text:p text:style-name="P9"><text:span text:style-name="T7">Формализован процесс трансформации</text:span> AST в целевую модель</text:p>
              </text:list-item>
            </text:list>
            <text:list text:style-name="L2">
              <text:list-item>
                <text:list>
                  <text:list-item>
                    <text:p text:style-name="P10">Метамодель для описания соответствия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Структура трансформации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Разработан язык</text:span> для построения классов AST по классам целевой метамодели</text:p>
              </text:list-item>
            </text:list>
            <text:list text:style-name="L2">
              <text:list-item>
                <text:list>
                  <text:list-item>
                    <text:p text:style-name="P10">Автоматическое установление соответствия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Разработан генератор кода</text:span> трансформаций AST в целевую модель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0.261cm" presentation:class="title" presentation:user-transformed="true">
          <draw:text-box>
            <text:p text:style-name="P1">Применение</text:p>
          </draw:text-box>
        </draw:frame>
        <draw:frame presentation:style-name="pr9" draw:text-style-name="P9" draw:layer="layout" svg:width="25.199cm" svg:height="14cm" svg:x="1.4cm" svg:y="4.5cm" presentation:class="outline" presentation:user-transformed="true">
          <draw:text-box>
            <text:list text:style-name="L2">
              <text:list-item>
                <text:p text:style-name="P9">Расширение возможностей средств автоматизации разработки текстового синтаксиса</text:p>
              </text:list-item>
            </text:list>
            <text:list text:style-name="L2">
              <text:list-item>
                <text:list>
                  <text:list-item>
                    <text:p text:style-name="P10">Автоматизация рутинных действий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Предотвращение ошибок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Сокращение дублирования</text:p>
                  </text:list-item>
                </text:list>
              </text:list-item>
            </text:list>
            <text:list text:style-name="L2">
              <text:list-item>
                <text:p text:style-name="P9">Разработана трансформация для языка ASTra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0.961cm" presentation:class="title" presentation:user-transformed="true">
          <draw:text-box>
            <text:p text:style-name="P1">Спасибо за внимание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Ваши вопросы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Мой_20_штрих" draw:display-name="Мой штрих" draw:style="rect" draw:dots1="1" draw:dots1-length="0.51cm" draw:dots2="1" draw:dots2-length="0.51cm" draw:distance="0.2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Обычный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номер&gt;</text:page-number></text:span></text:p>
        </draw:text-box>
      </draw:frame>
    </style:handout-master>
    <style:master-page style:name="Обычный" style:page-layout-name="PM1" draw:style-name="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номер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Andrey Breslav</meta:initial-creator>
    <meta:creation-date>2007-06-05T14:05:07</meta:creation-date>
    <dc:creator>Andrey Breslav</dc:creator>
    <dc:date>2007-06-19T00:54:45</dc:date>
    <meta:printed-by>Andrey Breslav</meta:printed-by>
    <meta:print-date>2007-06-07T14:06:28</meta:print-date>
    <dc:language>ru-RU</dc:language>
    <meta:editing-cycles>129</meta:editing-cycles>
    <meta:editing-duration>P1DT0H4M33S</meta:editing-duration>
    <meta:user-defined meta:name="Info 1"/>
    <meta:user-defined meta:name="Info 2"/>
    <meta:user-defined meta:name="Info 3"/>
    <meta:user-defined meta:name="Info 4"/>
    <meta:document-statistic meta:object-count="311"/>
  </office:meta>
</office:document-meta>
</file>